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微軟正黑體" svg:font-family="微軟正黑體"/>
    <style:font-face style:name="標楷體" svg:font-family="標楷體"/>
    <style:font-face style:name="Times New Roman" svg:font-family="&quot;Times New Roman&quot;"/>
    <style:font-face style:name="細明體" svg:font-family="細明體"/>
  </office:font-face-decls>
  <office:automatic-styles>
    <style:style style:name="ce1" style:family="table-cell" style:parent-style-name="_19968__33324__32_2_32_2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2" style:family="table-cell" style:parent-style-name="_19968__33324__32_2_32_2" style:data-style-name="N0">
      <style:table-cell-properties style:vertical-align="automatic" fo:background-color="transparent" style:cell-protect="protected"/>
      <style:text-properties fo:color="#000000" style:font-name="微軟正黑體" style:font-name-asian="微軟正黑體" style:font-name-complex="微軟正黑體"/>
    </style:style>
    <style:style style:name="ce3" style:family="table-cell" style:parent-style-name="_21315__20998__20301__91_0_93__32_3" style:data-style-name="N48">
      <style:table-cell-properties fo:border-top="none" fo:border-bottom="thin solid #000000" fo:border-left="none" fo:border-right="none" style:vertical-align="middle" fo:background-color="transparent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4" style:family="table-cell" style:parent-style-name="_21315__20998__20301__91_0_93_" style:data-style-name="N33">
      <style:table-cell-properties fo:border-top="none" fo:border-bottom="thin solid #000000" fo:border-left="none" fo:border-right="none" style:vertical-align="middle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5" style:family="table-cell" style:parent-style-name="_19968__33324__32_2_32_2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6" style:family="table-cell" style:parent-style-name="_19968__33324__32_2_32_2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7" style:family="table-cell" style:parent-style-name="_19968__33324__32_2_32_2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細明體" style:font-name-asian="細明體" style:font-name-complex="細明體" style:font-family-generic="modern"/>
    </style:style>
    <style:style style:name="ce8" style:family="table-cell" style:parent-style-name="_19968__33324__32_2_32_2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細明體" style:font-name-asian="細明體" style:font-name-complex="細明體" style:font-family-generic="modern"/>
    </style:style>
    <style:style style:name="ce9" style:family="table-cell" style:parent-style-name="_19968__33324__32_2_32_2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0" style:family="table-cell" style:parent-style-name="_19968__33324__32_2_32_2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11" style:family="table-cell" style:parent-style-name="_19968__33324__32_2_32_2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12" style:family="table-cell" style:parent-style-name="_21315__20998__20301__91_0_93__32_3" style:data-style-name="N48">
      <style:table-cell-properties fo:border="thin solid #000000" style:vertical-align="middle" fo:background-color="transparent" style:cell-protect="none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13" style:family="table-cell" style:parent-style-name="_19968__33324__Book2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3pt" style:font-size-asian="13pt" style:font-size-complex="13pt" style:font-family-generic="script"/>
    </style:style>
    <style:style style:name="ce14" style:family="table-cell" style:parent-style-name="_19968__33324__32_2_32_2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細明體" style:font-name-asian="細明體" style:font-name-complex="細明體" style:font-family-generic="modern"/>
    </style:style>
    <style:style style:name="ce15" style:family="table-cell" style:parent-style-name="_19968__33324__32_2_32_2" style:data-style-name="N0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細明體" style:font-name-asian="細明體" style:font-name-complex="細明體" style:font-family-generic="modern"/>
    </style:style>
    <style:style style:name="ce16" style:family="table-cell" style:parent-style-name="_21315__20998__20301__91_0_93__32_3" style:data-style-name="N48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7" style:family="table-cell" style:parent-style-name="_19968__33324__92.10_22806__31821__33287__22823__38520__37197__20598__35657__20214__21029__21450__22283__31821__21029_" style:data-style-name="N49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" style:family="table-cell" style:parent-style-name="_19968__33324__Book3" style:data-style-name="N50">
      <style:table-cell-properties fo:border-top="thin solid #000000" fo:border-bottom="none" fo:border-left="thin solid #000000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9" style:family="table-cell" style:parent-style-name="_19968__33324__Book3" style:data-style-name="N50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" style:family="table-cell" style:parent-style-name="_19968__33324__32_2_32_2" style:data-style-name="N0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1" style:family="table-cell" style:parent-style-name="_19968__33324__92.10_22806__31821__33287__22823__38520__37197__20598__35657__20214__21029__21450__22283__31821__21029_" style:data-style-name="N49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" style:family="table-cell" style:parent-style-name="_19968__33324__Book3" style:data-style-name="N50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" style:family="table-cell" style:parent-style-name="_19968__33324__Book3" style:data-style-name="N50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" style:family="table-cell" style:parent-style-name="_19968__33324__32_2_32_2" style:data-style-name="N0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5" style:family="table-cell" style:parent-style-name="_19968__33324__92.10_22806__31821__33287__22823__38520__37197__20598__35657__20214__21029__21450__22283__31821__21029_" style:data-style-name="N49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6" style:family="table-cell" style:parent-style-name="_19968__33324__Book3" style:data-style-name="N50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27" style:family="table-cell" style:parent-style-name="_19968__33324__Book3" style:data-style-name="N50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28" style:family="table-cell" style:parent-style-name="_19968__33324__32_2_32_2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9" style:family="table-cell" style:parent-style-name="_19968__33324__92.10_22806__31821__33287__22823__38520__37197__20598__35657__20214__21029__21450__22283__31821__21029_" style:data-style-name="N49">
      <style:table-cell-properties fo:border-top="none" fo:border-bottom="thin solid #000000" fo:border-left="thin solid #000000" fo:border-right="thin solid #000000" style:vertical-align="middle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0" style:family="table-cell" style:parent-style-name="_19968__33324__92.10_22806__31821__33287__22823__38520__37197__20598__35657__20214__21029__21450__22283__31821__21029_" style:data-style-name="N49">
      <style:table-cell-properties fo:border-top="none" fo:border-bottom="thin solid #000000" fo:border-left="thin solid #000000" fo:border-right="thin solid #000000" style:vertical-align="middle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1" style:family="table-cell" style:parent-style-name="_19968__33324__Book3" style:data-style-name="N5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32" style:family="table-cell" style:parent-style-name="_19968__33324__Book3" style:data-style-name="N5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33" style:family="table-cell" style:parent-style-name="_19968__33324__32_2_32_2" style:data-style-name="N0">
      <style:table-cell-properties style:vertical-align="middle" fo:background-color="transparent" style:cell-protect="protected"/>
      <style:text-properties fo:color="#000000" style:font-name="微軟正黑體" style:font-name-asian="微軟正黑體" style:font-name-complex="微軟正黑體"/>
    </style:style>
    <style:style style:name="ce34" style:family="table-cell" style:parent-style-name="_19968__33324__32_2_32_2" style:data-style-name="N0">
      <style:table-cell-properties style:vertical-align="top" fo:background-color="transparent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35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36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start" fo:margin-left="0cm"/>
      <style:text-properties fo:color="#FF0000" style:font-name="細明體" style:font-name-asian="細明體" style:font-name-complex="細明體" style:font-family-generic="modern"/>
    </style:style>
    <style:style style:name="ce37" style:family="table-cell" style:parent-style-name="_19968__33324__32_2_32_2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FF0000" style:font-name="微軟正黑體" style:font-name-asian="微軟正黑體" style:font-name-complex="微軟正黑體"/>
    </style:style>
    <style:style style:name="ce38" style:family="table-cell" style:parent-style-name="_19968__33324__32_2_32_2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微軟正黑體" style:font-name-asian="微軟正黑體" style:font-name-complex="微軟正黑體"/>
    </style:style>
    <style:style style:name="ce39" style:family="table-cell" style:parent-style-name="_19968__33324__32_2_32_2" style:data-style-name="N0">
      <style:table-cell-properties style:vertical-align="middle" fo:background-color="transparent" style:cell-protect="protected"/>
      <style:text-properties fo:color="#000000" style:font-name="新細明體" style:font-name-asian="新細明體" style:font-name-complex="新細明體" style:font-family-generic="roman"/>
    </style:style>
    <style:style style:name="ce40" style:family="table-cell" style:parent-style-name="_19968__33324__32_2_32_2" style:data-style-name="N0">
      <style:table-cell-properties style:vertical-align="automatic" fo:background-color="transparent" style:cell-protect="protected"/>
      <style:text-properties fo:color="#000000" style:font-name="微軟正黑體" style:font-name-asian="微軟正黑體" style:font-name-complex="微軟正黑體"/>
    </style:style>
    <style:style style:name="ce41" style:family="table-cell" style:parent-style-name="_19968__33324__32_2_32_2" style:data-style-name="N0">
      <style:table-cell-properties style:vertical-align="middle" fo:background-color="transparent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/>
    </style:style>
    <style:style style:name="ce42" style:family="table-cell" style:parent-style-name="_19968__33324__32_2_32_2" style:data-style-name="N0">
      <style:table-cell-properties style:vertical-align="automatic" fo:background-color="transparent" style:cell-protect="protected"/>
      <style:text-properties fo:color="#FF0000" style:font-name="微軟正黑體" style:font-name-asian="微軟正黑體" style:font-name-complex="微軟正黑體"/>
    </style:style>
    <style:style style:name="ce43" style:family="table-cell" style:parent-style-name="_19968__33324__32_2_32_2" style:data-style-name="N0">
      <style:table-cell-properties style:vertical-align="automatic" fo:background-color="transparent" style:cell-protect="protected"/>
      <style:text-properties fo:color="#000000" style:font-name="微軟正黑體" style:font-name-asian="微軟正黑體" style:font-name-complex="微軟正黑體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3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4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.666875cm"/>
    </style:style>
    <style:style style:name="co2" style:family="table-column">
      <style:table-column-properties fo:break-before="auto" style:column-width="2.32833333333333cm"/>
    </style:style>
    <style:style style:name="co3" style:family="table-column">
      <style:table-column-properties fo:break-before="auto" style:column-width="1.79916666666667cm"/>
    </style:style>
    <style:style style:name="co4" style:family="table-column">
      <style:table-column-properties fo:break-before="auto" style:column-width="1.16416666666667cm"/>
    </style:style>
    <style:style style:name="co5" style:family="table-column">
      <style:table-column-properties fo:break-before="auto" style:column-width="2.11666666666667cm"/>
    </style:style>
    <style:style style:name="co6" style:family="table-column">
      <style:table-column-properties fo:break-before="auto" style:column-width="1.37583333333333cm"/>
    </style:style>
    <style:style style:name="co7" style:family="table-column">
      <style:table-column-properties fo:break-before="auto" style:column-width="1.825625cm"/>
    </style:style>
    <style:style style:name="co8" style:family="table-column">
      <style:table-column-properties fo:break-before="auto" style:column-width="2.16958333333333cm"/>
    </style:style>
    <style:style style:name="co9" style:family="table-column">
      <style:table-column-properties fo:break-before="auto" style:column-width="2.19604166666667cm"/>
    </style:style>
    <style:style style:name="co10" style:family="table-column">
      <style:table-column-properties fo:break-before="auto" style:column-width="1.984375cm"/>
    </style:style>
    <style:style style:name="co11" style:family="table-column">
      <style:table-column-properties fo:break-before="auto" style:column-width="1.5875cm"/>
    </style:style>
    <style:style style:name="co12" style:family="table-column">
      <style:table-column-properties fo:break-before="auto" style:column-width="0.9525cm"/>
    </style:style>
    <style:style style:name="co13" style:family="table-column">
      <style:table-column-properties fo:break-before="auto" style:column-width="1.93145833333333cm"/>
    </style:style>
    <style:style style:name="co14" style:family="table-column">
      <style:table-column-properties fo:break-before="auto" style:column-width="1.13770833333333cm"/>
    </style:style>
    <style:style style:name="co15" style:family="table-column">
      <style:table-column-properties fo:break-before="auto" style:column-width="2.143125cm"/>
    </style:style>
    <style:style style:name="co16" style:family="table-column">
      <style:table-column-properties fo:break-before="auto" style:column-width="1.95791666666667cm"/>
    </style:style>
    <style:style style:name="co17" style:family="table-column">
      <style:table-column-properties fo:break-before="auto" style:column-width="2.143125cm" style:use-optimal-column-width="true"/>
    </style:style>
    <style:style style:name="co18" style:family="table-column">
      <style:table-column-properties fo:break-before="auto" style:column-width="2.24895833333333cm" style:use-optimal-column-width="true"/>
    </style:style>
    <style:style style:name="ro1" style:family="table-row">
      <style:table-row-properties style:row-height="23.1pt" style:use-optimal-row-height="false" fo:break-before="auto"/>
    </style:style>
    <style:style style:name="ro2" style:family="table-row">
      <style:table-row-properties style:row-height="21.2pt" style:use-optimal-row-height="false" fo:break-before="auto"/>
    </style:style>
    <style:style style:name="ro3" style:family="table-row">
      <style:table-row-properties style:row-height="27.2pt" style:use-optimal-row-height="false" fo:break-before="auto"/>
    </style:style>
    <style:style style:name="ro4" style:family="table-row">
      <style:table-row-properties style:row-height="22.35pt" style:use-optimal-row-height="false" fo:break-before="auto"/>
    </style:style>
    <style:style style:name="ro5" style:family="table-row">
      <style:table-row-properties style:row-height="25.15pt" style:use-optimal-row-height="false" fo:break-before="auto"/>
    </style:style>
    <style:style style:name="ro6" style:family="table-row">
      <style:table-row-properties style:row-height="22.9pt" style:use-optimal-row-height="false" fo:break-before="auto"/>
    </style:style>
    <style:style style:name="ro7" style:family="table-row">
      <style:table-row-properties style:row-height="25.9pt" style:use-optimal-row-height="false" fo:break-before="auto"/>
    </style:style>
    <style:style style:name="ro8" style:family="table-row">
      <style:table-row-properties style:row-height="24.75pt" style:use-optimal-row-height="false" fo:break-before="auto"/>
    </style:style>
    <style:style style:name="ro9" style:family="table-row">
      <style:table-row-properties style:row-height="23.45pt" style:use-optimal-row-height="false" fo:break-before="auto"/>
    </style:style>
    <style:style style:name="ro10" style:family="table-row">
      <style:table-row-properties style:row-height="22.5pt" style:use-optimal-row-height="false" fo:break-before="auto"/>
    </style:style>
    <style:style style:name="ro11" style:family="table-row">
      <style:table-row-properties style:row-height="25.5pt" style:use-optimal-row-height="false" fo:break-before="auto"/>
    </style:style>
    <style:style style:name="ro12" style:family="table-row">
      <style:table-row-properties style:row-height="19.9pt" style:use-optimal-row-height="false" fo:break-before="auto"/>
    </style:style>
    <style:style style:name="ro13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5-年齡結構" table:style-name="ta1">
        <table:table-column table:style-name="co1" table:default-cell-style-name="ce2"/>
        <table:table-column table:style-name="co2" table:number-columns-repeated="3" table:default-cell-style-name="ce2"/>
        <table:table-column table:style-name="co3" table:number-columns-repeated="3" table:default-cell-style-name="ce42"/>
        <table:table-column table:style-name="co4" table:default-cell-style-name="ce42"/>
        <table:table-column table:style-name="co5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3" table:default-cell-style-name="ce2"/>
        <table:table-column table:style-name="co6" table:default-cell-style-name="ce2"/>
        <table:table-column table:style-name="co5" table:number-columns-repeated="3" table:default-cell-style-name="ce2"/>
        <table:table-column table:style-name="co6" table:default-cell-style-name="ce2"/>
        <table:table-column table:style-name="co5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2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5" table:number-columns-repeated="3" table:default-cell-style-name="ce2"/>
        <table:table-column table:style-name="co6" table:default-cell-style-name="ce43"/>
        <table:table-column table:style-name="co7" table:number-columns-repeated="217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23" table:default-cell-style-name="ce2"/>
        <table:table-row table:style-name="ro1">
          <table:table-cell office:value-type="string" table:number-columns-spanned="32" table:number-rows-spanned="1" table:style-name="ce1">
            <text:p>各縣市人口年齡結構重要指標</text:p>
          </table:table-cell>
          <table:covered-table-cell table:number-columns-repeated="31"/>
          <table:table-cell table:number-columns-repeated="16352"/>
        </table:table-row>
        <table:table-row table:style-name="ro2">
          <table:table-cell table:number-columns-repeated="2" table:style-name="ce2"/>
          <table:table-cell table:number-columns-repeated="11" table:style-name="ce3"/>
          <table:table-cell office:value-type="string" table:number-columns-spanned="6" table:number-rows-spanned="1" table:style-name="ce4">
            <text:p>中 華 民 國 109 年 6 月 底</text:p>
          </table:table-cell>
          <table:covered-table-cell table:number-columns-repeated="5"/>
          <table:table-cell table:number-columns-repeated="10" table:style-name="ce3"/>
          <table:table-cell table:number-columns-repeated="2" table:style-name="ce5"/>
          <table:table-cell office:value-type="string" table:style-name="ce6">
            <text:p><text:s text:c="9"/>單位：人；%</text:p>
          </table:table-cell>
          <table:table-cell table:number-columns-repeated="16352"/>
        </table:table-row>
        <table:table-row table:style-name="ro3">
          <table:table-cell office:value-type="string" table:number-columns-spanned="1" table:number-rows-spanned="2" table:style-name="ce7">
            <text:p>區域別</text:p>
          </table:table-cell>
          <table:table-cell office:value-type="string" table:number-columns-spanned="3" table:number-rows-spanned="1" table:style-name="ce8">
            <text:p>總 <text:s text:c="4"/>計</text:p>
          </table:table-cell>
          <table:covered-table-cell table:number-columns-repeated="2"/>
          <table:table-cell office:value-type="string" table:number-columns-spanned="4" table:number-rows-spanned="1" table:style-name="ce9">
            <text:p>0 ～ 4歲</text:p>
          </table:table-cell>
          <table:covered-table-cell table:number-columns-repeated="3"/>
          <table:table-cell office:value-type="string" table:number-columns-spanned="4" table:number-rows-spanned="1" table:style-name="ce10">
            <text:p>0<text:s/><text:span text:style-name="T3">～</text:span><text:span text:style-name="T1"><text:s/></text:span>6<text:span text:style-name="T3">歲</text:span></text:p>
          </table:table-cell>
          <table:covered-table-cell table:number-columns-repeated="3"/>
          <table:table-cell office:value-type="string" table:number-columns-spanned="4" table:number-rows-spanned="1" table:style-name="ce10">
            <text:p>0<text:s/><text:span text:style-name="T3">～</text:span><text:span text:style-name="T1"><text:s/></text:span>11<text:span text:style-name="T3">歲</text:span></text:p>
          </table:table-cell>
          <table:covered-table-cell table:number-columns-repeated="3"/>
          <table:table-cell office:value-type="string" table:number-columns-spanned="4" table:number-rows-spanned="1" table:style-name="ce10">
            <text:p>0<text:s/><text:span text:style-name="T3">～</text:span><text:span text:style-name="T1"><text:s/></text:span>12<text:span text:style-name="T3">歲</text:span></text:p>
          </table:table-cell>
          <table:covered-table-cell table:number-columns-repeated="3"/>
          <table:table-cell office:value-type="string" table:number-columns-spanned="4" table:number-rows-spanned="1" table:style-name="ce10">
            <text:p>12<text:s/><text:span text:style-name="T3">～</text:span><text:span text:style-name="T1"><text:s/></text:span>17<text:span text:style-name="T3">歲</text:span></text:p>
          </table:table-cell>
          <table:covered-table-cell table:number-columns-repeated="3"/>
          <table:table-cell office:value-type="string" table:number-columns-spanned="4" table:number-rows-spanned="1" table:style-name="ce12">
            <text:p>20<text:span text:style-name="T1">歲以上</text:span></text:p>
          </table:table-cell>
          <table:covered-table-cell table:number-columns-repeated="3"/>
          <table:table-cell office:value-type="string" table:number-columns-spanned="4" table:number-rows-spanned="1" table:style-name="ce11">
            <text:p>65<text:span text:style-name="T3">歲以上</text:span></text:p>
          </table:table-cell>
          <table:covered-table-cell table:number-columns-repeated="3"/>
          <table:table-cell table:number-columns-repeated="16352"/>
        </table:table-row>
        <table:table-row table:style-name="ro4">
          <table:covered-table-cell/>
          <table:table-cell office:value-type="string" table:style-name="ce13">
            <text:p>計</text:p>
          </table:table-cell>
          <table:table-cell office:value-type="string" table:style-name="ce13">
            <text:p>男</text:p>
          </table:table-cell>
          <table:table-cell office:value-type="string" table:style-name="ce13">
            <text:p>女</text:p>
          </table:table-cell>
          <table:table-cell office:value-type="string" table:style-name="ce13">
            <text:p>計</text:p>
          </table:table-cell>
          <table:table-cell office:value-type="string" table:style-name="ce13">
            <text:p>男</text:p>
          </table:table-cell>
          <table:table-cell office:value-type="string" table:style-name="ce13">
            <text:p>女</text:p>
          </table:table-cell>
          <table:table-cell office:value-type="string" table:style-name="ce14">
            <text:p>％</text:p>
          </table:table-cell>
          <table:table-cell office:value-type="string" table:style-name="ce13">
            <text:p>計</text:p>
          </table:table-cell>
          <table:table-cell office:value-type="string" table:style-name="ce13">
            <text:p>男</text:p>
          </table:table-cell>
          <table:table-cell office:value-type="string" table:style-name="ce13">
            <text:p>女</text:p>
          </table:table-cell>
          <table:table-cell office:value-type="string" table:style-name="ce14">
            <text:p>％</text:p>
          </table:table-cell>
          <table:table-cell office:value-type="string" table:style-name="ce13">
            <text:p>計</text:p>
          </table:table-cell>
          <table:table-cell office:value-type="string" table:style-name="ce13">
            <text:p>男</text:p>
          </table:table-cell>
          <table:table-cell office:value-type="string" table:style-name="ce13">
            <text:p>女</text:p>
          </table:table-cell>
          <table:table-cell office:value-type="string" table:style-name="ce14">
            <text:p>％</text:p>
          </table:table-cell>
          <table:table-cell office:value-type="string" table:style-name="ce13">
            <text:p>計</text:p>
          </table:table-cell>
          <table:table-cell office:value-type="string" table:style-name="ce13">
            <text:p>男</text:p>
          </table:table-cell>
          <table:table-cell office:value-type="string" table:style-name="ce13">
            <text:p>女</text:p>
          </table:table-cell>
          <table:table-cell office:value-type="string" table:style-name="ce14">
            <text:p>％</text:p>
          </table:table-cell>
          <table:table-cell office:value-type="string" table:style-name="ce13">
            <text:p>計</text:p>
          </table:table-cell>
          <table:table-cell office:value-type="string" table:style-name="ce13">
            <text:p>男</text:p>
          </table:table-cell>
          <table:table-cell office:value-type="string" table:style-name="ce13">
            <text:p>女</text:p>
          </table:table-cell>
          <table:table-cell office:value-type="string" table:style-name="ce14">
            <text:p>％</text:p>
          </table:table-cell>
          <table:table-cell office:value-type="string" table:style-name="ce13">
            <text:p>計</text:p>
          </table:table-cell>
          <table:table-cell office:value-type="string" table:style-name="ce13">
            <text:p>男</text:p>
          </table:table-cell>
          <table:table-cell office:value-type="string" table:style-name="ce13">
            <text:p>女</text:p>
          </table:table-cell>
          <table:table-cell office:value-type="string" table:style-name="ce14">
            <text:p>％</text:p>
          </table:table-cell>
          <table:table-cell office:value-type="string" table:style-name="ce13">
            <text:p>計</text:p>
          </table:table-cell>
          <table:table-cell office:value-type="string" table:style-name="ce13">
            <text:p>男</text:p>
          </table:table-cell>
          <table:table-cell office:value-type="string" table:style-name="ce13">
            <text:p>女</text:p>
          </table:table-cell>
          <table:table-cell office:value-type="string" table:style-name="ce15">
            <text:p>％</text:p>
          </table:table-cell>
          <table:table-cell table:number-columns-repeated="16352"/>
        </table:table-row>
        <table:table-row table:style-name="ro5">
          <table:table-cell office:value-type="string" table:style-name="ce16">
            <text:p>總 <text:s text:c="3"/>計</text:p>
          </table:table-cell>
          <table:table-cell office:value-type="float" office:value="23583823" table:style-name="ce17">
            <text:p>23,583,823</text:p>
          </table:table-cell>
          <table:table-cell office:value-type="float" office:value="11689221" table:style-name="ce17">
            <text:p>11,689,221</text:p>
          </table:table-cell>
          <table:table-cell office:value-type="float" office:value="11894602" table:style-name="ce17">
            <text:p>11,894,602</text:p>
          </table:table-cell>
          <table:table-cell office:value-type="float" office:value="952872" table:style-name="ce17">
            <text:p>952,872</text:p>
          </table:table-cell>
          <table:table-cell office:value-type="float" office:value="493614" table:style-name="ce17">
            <text:p>493,614</text:p>
          </table:table-cell>
          <table:table-cell office:value-type="float" office:value="459258" table:style-name="ce17">
            <text:p>459,258</text:p>
          </table:table-cell>
          <table:table-cell office:value-type="float" office:value="4.0403627520440599" table:style-name="ce18">
            <text:p>4.04</text:p>
          </table:table-cell>
          <table:table-cell office:value-type="float" office:value="1370567" table:style-name="ce17">
            <text:p>1,370,567</text:p>
          </table:table-cell>
          <table:table-cell office:value-type="float" office:value="709754" table:style-name="ce17">
            <text:p>709,754</text:p>
          </table:table-cell>
          <table:table-cell office:value-type="float" office:value="660813" table:style-name="ce17">
            <text:p>660,813</text:p>
          </table:table-cell>
          <table:table-cell office:value-type="float" office:value="5.8114708544072773" table:style-name="ce19">
            <text:p>5.81</text:p>
          </table:table-cell>
          <table:table-cell office:value-type="float" office:value="2372884" table:style-name="ce17">
            <text:p>2,372,884</text:p>
          </table:table-cell>
          <table:table-cell office:value-type="float" office:value="1230401" table:style-name="ce17">
            <text:p>1,230,401</text:p>
          </table:table-cell>
          <table:table-cell office:value-type="float" office:value="1142483" table:style-name="ce17">
            <text:p>1,142,483</text:p>
          </table:table-cell>
          <table:table-cell office:value-type="float" office:value="10.06149003068756" table:style-name="ce18">
            <text:p>10.06</text:p>
          </table:table-cell>
          <table:table-cell office:value-type="float" office:value="2578141" table:style-name="ce17">
            <text:p>2,578,141</text:p>
          </table:table-cell>
          <table:table-cell office:value-type="float" office:value="1337704" table:style-name="ce17">
            <text:p>1,337,704</text:p>
          </table:table-cell>
          <table:table-cell office:value-type="float" office:value="1240437" table:style-name="ce17">
            <text:p>1,240,437</text:p>
          </table:table-cell>
          <table:table-cell office:value-type="float" office:value="10.931819662995265" table:style-name="ce18">
            <text:p>10.93</text:p>
          </table:table-cell>
          <table:table-cell office:value-type="float" office:value="1288967" table:style-name="ce17">
            <text:p>1,288,967</text:p>
          </table:table-cell>
          <table:table-cell office:value-type="float" office:value="674092" table:style-name="ce17">
            <text:p>674,092</text:p>
          </table:table-cell>
          <table:table-cell office:value-type="float" office:value="614875" table:style-name="ce17">
            <text:p>614,875</text:p>
          </table:table-cell>
          <table:table-cell office:value-type="float" office:value="5.4654709713518459" table:style-name="ce18">
            <text:p>5.47</text:p>
          </table:table-cell>
          <table:table-cell office:value-type="float" office:value="19384494" table:style-name="ce17">
            <text:p>19,384,494</text:p>
          </table:table-cell>
          <table:table-cell office:value-type="float" office:value="9505101" table:style-name="ce17">
            <text:p>9,505,101</text:p>
          </table:table-cell>
          <table:table-cell office:value-type="float" office:value="9879393" table:style-name="ce17">
            <text:p>9,879,393</text:p>
          </table:table-cell>
          <table:table-cell office:value-type="float" office:value="82.194027660400948" table:style-name="ce18">
            <text:p>82.19</text:p>
          </table:table-cell>
          <table:table-cell office:value-type="float" office:value="3696725" table:style-name="ce17">
            <text:p>3,696,725</text:p>
          </table:table-cell>
          <table:table-cell office:value-type="float" office:value="1686538" table:style-name="ce17">
            <text:p>1,686,538</text:p>
          </table:table-cell>
          <table:table-cell office:value-type="float" office:value="2010187" table:style-name="ce17">
            <text:p>2,010,187</text:p>
          </table:table-cell>
          <table:table-cell office:value-type="float" office:value="15.674833550099152" table:style-name="ce18">
            <text:p>15.67</text:p>
          </table:table-cell>
          <table:table-cell table:number-columns-repeated="16352"/>
        </table:table-row>
        <table:table-row table:style-name="ro2">
          <table:table-cell office:value-type="string" table:style-name="ce20">
            <text:p>新北市</text:p>
          </table:table-cell>
          <table:table-cell office:value-type="float" office:value="4026646" table:style-name="ce21">
            <text:p>4,026,646</text:p>
          </table:table-cell>
          <table:table-cell office:value-type="float" office:value="1966754" table:style-name="ce21">
            <text:p>1,966,754</text:p>
          </table:table-cell>
          <table:table-cell office:value-type="float" office:value="2059892" table:style-name="ce21">
            <text:p>2,059,892</text:p>
          </table:table-cell>
          <table:table-cell office:value-type="float" office:value="151244" table:style-name="ce21">
            <text:p>151,244</text:p>
          </table:table-cell>
          <table:table-cell office:value-type="float" office:value="78039" table:style-name="ce21">
            <text:p>78,039</text:p>
          </table:table-cell>
          <table:table-cell office:value-type="float" office:value="73205" table:style-name="ce21">
            <text:p>73,205</text:p>
          </table:table-cell>
          <table:table-cell office:value-type="float" office:value="3.7560788805373009" table:style-name="ce22">
            <text:p>3.76</text:p>
          </table:table-cell>
          <table:table-cell office:value-type="float" office:value="220354" table:style-name="ce21">
            <text:p>220,354</text:p>
          </table:table-cell>
          <table:table-cell office:value-type="float" office:value="113749" table:style-name="ce21">
            <text:p>113,749</text:p>
          </table:table-cell>
          <table:table-cell office:value-type="float" office:value="106605" table:style-name="ce21">
            <text:p>106,605</text:p>
          </table:table-cell>
          <table:table-cell office:value-type="float" office:value="5.4723956364676702" table:style-name="ce23">
            <text:p>5.47</text:p>
          </table:table-cell>
          <table:table-cell office:value-type="float" office:value="386583" table:style-name="ce21">
            <text:p>386,583</text:p>
          </table:table-cell>
          <table:table-cell office:value-type="float" office:value="200003" table:style-name="ce21">
            <text:p>200,003</text:p>
          </table:table-cell>
          <table:table-cell office:value-type="float" office:value="186580" table:style-name="ce21">
            <text:p>186,580</text:p>
          </table:table-cell>
          <table:table-cell office:value-type="float" office:value="9.6006204667606738" table:style-name="ce22">
            <text:p>9.60</text:p>
          </table:table-cell>
          <table:table-cell office:value-type="float" office:value="418976" table:style-name="ce21">
            <text:p>418,976</text:p>
          </table:table-cell>
          <table:table-cell office:value-type="float" office:value="216949" table:style-name="ce21">
            <text:p>216,949</text:p>
          </table:table-cell>
          <table:table-cell office:value-type="float" office:value="202027" table:style-name="ce21">
            <text:p>202,027</text:p>
          </table:table-cell>
          <table:table-cell office:value-type="float" office:value="10.405086516172517" table:style-name="ce22">
            <text:p>10.41</text:p>
          </table:table-cell>
          <table:table-cell office:value-type="float" office:value="208583" table:style-name="ce21">
            <text:p>208,583</text:p>
          </table:table-cell>
          <table:table-cell office:value-type="float" office:value="109003" table:style-name="ce21">
            <text:p>109,003</text:p>
          </table:table-cell>
          <table:table-cell office:value-type="float" office:value="99580" table:style-name="ce21">
            <text:p>99,580</text:p>
          </table:table-cell>
          <table:table-cell office:value-type="float" office:value="5.1800679771700819" table:style-name="ce22">
            <text:p>5.18</text:p>
          </table:table-cell>
          <table:table-cell office:value-type="float" office:value="3342901" table:style-name="ce21">
            <text:p>3,342,901</text:p>
          </table:table-cell>
          <table:table-cell office:value-type="float" office:value="1611648" table:style-name="ce21">
            <text:p>1,611,648</text:p>
          </table:table-cell>
          <table:table-cell office:value-type="float" office:value="1731253" table:style-name="ce21">
            <text:p>1,731,253</text:p>
          </table:table-cell>
          <table:table-cell office:value-type="float" office:value="83.019490662948769" table:style-name="ce22">
            <text:p>83.02</text:p>
          </table:table-cell>
          <table:table-cell office:value-type="float" office:value="599025" table:style-name="ce21">
            <text:p>599,025</text:p>
          </table:table-cell>
          <table:table-cell office:value-type="float" office:value="270538" table:style-name="ce21">
            <text:p>270,538</text:p>
          </table:table-cell>
          <table:table-cell office:value-type="float" office:value="328487" table:style-name="ce21">
            <text:p>328,487</text:p>
          </table:table-cell>
          <table:table-cell office:value-type="float" office:value="14.876525028522497" table:style-name="ce22">
            <text:p>14.88</text:p>
          </table:table-cell>
          <table:table-cell table:number-columns-repeated="16352"/>
        </table:table-row>
        <table:table-row table:style-name="ro2">
          <table:table-cell office:value-type="string" table:style-name="ce20">
            <text:p>臺北市</text:p>
          </table:table-cell>
          <table:table-cell office:value-type="float" office:value="2624143" table:style-name="ce21">
            <text:p>2,624,143</text:p>
          </table:table-cell>
          <table:table-cell office:value-type="float" office:value="1249258" table:style-name="ce21">
            <text:p>1,249,258</text:p>
          </table:table-cell>
          <table:table-cell office:value-type="float" office:value="1374885" table:style-name="ce21">
            <text:p>1,374,885</text:p>
          </table:table-cell>
          <table:table-cell office:value-type="float" office:value="119134" table:style-name="ce21">
            <text:p>119,134</text:p>
          </table:table-cell>
          <table:table-cell office:value-type="float" office:value="61560" table:style-name="ce21">
            <text:p>61,560</text:p>
          </table:table-cell>
          <table:table-cell office:value-type="float" office:value="57574" table:style-name="ce21">
            <text:p>57,574</text:p>
          </table:table-cell>
          <table:table-cell office:value-type="float" office:value="4.5399202711132745" table:style-name="ce22">
            <text:p>4.54</text:p>
          </table:table-cell>
          <table:table-cell office:value-type="float" office:value="169465" table:style-name="ce21">
            <text:p>169,465</text:p>
          </table:table-cell>
          <table:table-cell office:value-type="float" office:value="87518" table:style-name="ce21">
            <text:p>87,518</text:p>
          </table:table-cell>
          <table:table-cell office:value-type="float" office:value="81947" table:style-name="ce21">
            <text:p>81,947</text:p>
          </table:table-cell>
          <table:table-cell office:value-type="float" office:value="6.4579178802374724" table:style-name="ce23">
            <text:p>6.46</text:p>
          </table:table-cell>
          <table:table-cell office:value-type="float" office:value="283130" table:style-name="ce21">
            <text:p>283,130</text:p>
          </table:table-cell>
          <table:table-cell office:value-type="float" office:value="146485" table:style-name="ce21">
            <text:p>146,485</text:p>
          </table:table-cell>
          <table:table-cell office:value-type="float" office:value="136645" table:style-name="ce21">
            <text:p>136,645</text:p>
          </table:table-cell>
          <table:table-cell office:value-type="float" office:value="10.789427253011745" table:style-name="ce22">
            <text:p>10.79</text:p>
          </table:table-cell>
          <table:table-cell office:value-type="float" office:value="306902" table:style-name="ce21">
            <text:p>306,902</text:p>
          </table:table-cell>
          <table:table-cell office:value-type="float" office:value="158750" table:style-name="ce21">
            <text:p>158,750</text:p>
          </table:table-cell>
          <table:table-cell office:value-type="float" office:value="148152" table:style-name="ce21">
            <text:p>148,152</text:p>
          </table:table-cell>
          <table:table-cell office:value-type="float" office:value="11.695323006406282" table:style-name="ce22">
            <text:p>11.70</text:p>
          </table:table-cell>
          <table:table-cell office:value-type="float" office:value="131427" table:style-name="ce21">
            <text:p>131,427</text:p>
          </table:table-cell>
          <table:table-cell office:value-type="float" office:value="68517" table:style-name="ce21">
            <text:p>68,517</text:p>
          </table:table-cell>
          <table:table-cell office:value-type="float" office:value="62910" table:style-name="ce21">
            <text:p>62,910</text:p>
          </table:table-cell>
          <table:table-cell office:value-type="float" office:value="5.0083779733040465" table:style-name="ce22">
            <text:p>5.01</text:p>
          </table:table-cell>
          <table:table-cell office:value-type="float" office:value="2160555" table:style-name="ce21">
            <text:p>2,160,555</text:p>
          </table:table-cell>
          <table:table-cell office:value-type="float" office:value="1008907" table:style-name="ce21">
            <text:p>1,008,907</text:p>
          </table:table-cell>
          <table:table-cell office:value-type="float" office:value="1151648" table:style-name="ce21">
            <text:p>1,151,648</text:p>
          </table:table-cell>
          <table:table-cell office:value-type="float" office:value="82.333737147708803" table:style-name="ce22">
            <text:p>82.33</text:p>
          </table:table-cell>
          <table:table-cell office:value-type="float" office:value="486417" table:style-name="ce21">
            <text:p>486,417</text:p>
          </table:table-cell>
          <table:table-cell office:value-type="float" office:value="216329" table:style-name="ce21">
            <text:p>216,329</text:p>
          </table:table-cell>
          <table:table-cell office:value-type="float" office:value="270088" table:style-name="ce21">
            <text:p>270,088</text:p>
          </table:table-cell>
          <table:table-cell office:value-type="float" office:value="18.536223064063201" table:style-name="ce22">
            <text:p>18.54</text:p>
          </table:table-cell>
          <table:table-cell table:number-columns-repeated="16352"/>
        </table:table-row>
        <table:table-row table:style-name="ro2">
          <table:table-cell office:value-type="string" table:style-name="ce20">
            <text:p>桃園市</text:p>
          </table:table-cell>
          <table:table-cell office:value-type="float" office:value="2258099" table:style-name="ce21">
            <text:p>2,258,099</text:p>
          </table:table-cell>
          <table:table-cell office:value-type="float" office:value="1119745" table:style-name="ce21">
            <text:p>1,119,745</text:p>
          </table:table-cell>
          <table:table-cell office:value-type="float" office:value="1138354" table:style-name="ce21">
            <text:p>1,138,354</text:p>
          </table:table-cell>
          <table:table-cell office:value-type="float" office:value="113215" table:style-name="ce21">
            <text:p>113,215</text:p>
          </table:table-cell>
          <table:table-cell office:value-type="float" office:value="58701" table:style-name="ce21">
            <text:p>58,701</text:p>
          </table:table-cell>
          <table:table-cell office:value-type="float" office:value="54514" table:style-name="ce21">
            <text:p>54,514</text:p>
          </table:table-cell>
          <table:table-cell office:value-type="float" office:value="5.0137305760287747" table:style-name="ce22">
            <text:p>5.01</text:p>
          </table:table-cell>
          <table:table-cell office:value-type="float" office:value="159197" table:style-name="ce21">
            <text:p>159,197</text:p>
          </table:table-cell>
          <table:table-cell office:value-type="float" office:value="82620" table:style-name="ce21">
            <text:p>82,620</text:p>
          </table:table-cell>
          <table:table-cell office:value-type="float" office:value="76577" table:style-name="ce21">
            <text:p>76,577</text:p>
          </table:table-cell>
          <table:table-cell office:value-type="float" office:value="7.0500451928812682" table:style-name="ce23">
            <text:p>7.05</text:p>
          </table:table-cell>
          <table:table-cell office:value-type="float" office:value="267509" table:style-name="ce21">
            <text:p>267,509</text:p>
          </table:table-cell>
          <table:table-cell office:value-type="float" office:value="138821" table:style-name="ce21">
            <text:p>138,821</text:p>
          </table:table-cell>
          <table:table-cell office:value-type="float" office:value="128688" table:style-name="ce21">
            <text:p>128,688</text:p>
          </table:table-cell>
          <table:table-cell office:value-type="float" office:value="11.846646227645467" table:style-name="ce22">
            <text:p>11.85</text:p>
          </table:table-cell>
          <table:table-cell office:value-type="float" office:value="289534" table:style-name="ce21">
            <text:p>289,534</text:p>
          </table:table-cell>
          <table:table-cell office:value-type="float" office:value="150368" table:style-name="ce21">
            <text:p>150,368</text:p>
          </table:table-cell>
          <table:table-cell office:value-type="float" office:value="139166" table:style-name="ce21">
            <text:p>139,166</text:p>
          </table:table-cell>
          <table:table-cell office:value-type="float" office:value="12.822024189373451" table:style-name="ce22">
            <text:p>12.82</text:p>
          </table:table-cell>
          <table:table-cell office:value-type="float" office:value="136664" table:style-name="ce21">
            <text:p>136,664</text:p>
          </table:table-cell>
          <table:table-cell office:value-type="float" office:value="71711" table:style-name="ce21">
            <text:p>71,711</text:p>
          </table:table-cell>
          <table:table-cell office:value-type="float" office:value="64953" table:style-name="ce21">
            <text:p>64,953</text:p>
          </table:table-cell>
          <table:table-cell office:value-type="float" office:value="6.052170431854405" table:style-name="ce22">
            <text:p>6.05</text:p>
          </table:table-cell>
          <table:table-cell office:value-type="float" office:value="1797935" table:style-name="ce21">
            <text:p>1,797,935</text:p>
          </table:table-cell>
          <table:table-cell office:value-type="float" office:value="879951" table:style-name="ce21">
            <text:p>879,951</text:p>
          </table:table-cell>
          <table:table-cell office:value-type="float" office:value="917984" table:style-name="ce21">
            <text:p>917,984</text:p>
          </table:table-cell>
          <table:table-cell office:value-type="float" office:value="79.621619778406526" table:style-name="ce22">
            <text:p>79.62</text:p>
          </table:table-cell>
          <table:table-cell office:value-type="float" office:value="282365" table:style-name="ce21">
            <text:p>282,365</text:p>
          </table:table-cell>
          <table:table-cell office:value-type="float" office:value="129530" table:style-name="ce21">
            <text:p>129,530</text:p>
          </table:table-cell>
          <table:table-cell office:value-type="float" office:value="152835" table:style-name="ce21">
            <text:p>152,835</text:p>
          </table:table-cell>
          <table:table-cell office:value-type="float" office:value="12.504544752023715" table:style-name="ce22">
            <text:p>12.50</text:p>
          </table:table-cell>
          <table:table-cell table:number-columns-repeated="16352"/>
        </table:table-row>
        <table:table-row table:style-name="ro2">
          <table:table-cell office:value-type="string" table:style-name="ce20">
            <text:p>臺中市</text:p>
          </table:table-cell>
          <table:table-cell office:value-type="float" office:value="2816917" table:style-name="ce21">
            <text:p>2,816,917</text:p>
          </table:table-cell>
          <table:table-cell office:value-type="float" office:value="1384256" table:style-name="ce21">
            <text:p>1,384,256</text:p>
          </table:table-cell>
          <table:table-cell office:value-type="float" office:value="1432661" table:style-name="ce21">
            <text:p>1,432,661</text:p>
          </table:table-cell>
          <table:table-cell office:value-type="float" office:value="127660" table:style-name="ce21">
            <text:p>127,660</text:p>
          </table:table-cell>
          <table:table-cell office:value-type="float" office:value="66282" table:style-name="ce21">
            <text:p>66,282</text:p>
          </table:table-cell>
          <table:table-cell office:value-type="float" office:value="61378" table:style-name="ce21">
            <text:p>61,378</text:p>
          </table:table-cell>
          <table:table-cell office:value-type="float" office:value="4.5319049159062903" table:style-name="ce22">
            <text:p>4.53</text:p>
          </table:table-cell>
          <table:table-cell office:value-type="float" office:value="184767" table:style-name="ce21">
            <text:p>184,767</text:p>
          </table:table-cell>
          <table:table-cell office:value-type="float" office:value="95838" table:style-name="ce21">
            <text:p>95,838</text:p>
          </table:table-cell>
          <table:table-cell office:value-type="float" office:value="88929" table:style-name="ce21">
            <text:p>88,929</text:p>
          </table:table-cell>
          <table:table-cell office:value-type="float" office:value="6.5591921948712013" table:style-name="ce23">
            <text:p>6.56</text:p>
          </table:table-cell>
          <table:table-cell office:value-type="float" office:value="317315" table:style-name="ce21">
            <text:p>317,315</text:p>
          </table:table-cell>
          <table:table-cell office:value-type="float" office:value="164814" table:style-name="ce21">
            <text:p>164,814</text:p>
          </table:table-cell>
          <table:table-cell office:value-type="float" office:value="152501" table:style-name="ce21">
            <text:p>152,501</text:p>
          </table:table-cell>
          <table:table-cell office:value-type="float" office:value="11.264620150327467" table:style-name="ce22">
            <text:p>11.26</text:p>
          </table:table-cell>
          <table:table-cell office:value-type="float" office:value="344476" table:style-name="ce21">
            <text:p>344,476</text:p>
          </table:table-cell>
          <table:table-cell office:value-type="float" office:value="178776" table:style-name="ce21">
            <text:p>178,776</text:p>
          </table:table-cell>
          <table:table-cell office:value-type="float" office:value="165700" table:style-name="ce21">
            <text:p>165,700</text:p>
          </table:table-cell>
          <table:table-cell office:value-type="float" office:value="12.228830313424215" table:style-name="ce22">
            <text:p>12.23</text:p>
          </table:table-cell>
          <table:table-cell office:value-type="float" office:value="166893" table:style-name="ce21">
            <text:p>166,893</text:p>
          </table:table-cell>
          <table:table-cell office:value-type="float" office:value="86573" table:style-name="ce21">
            <text:p>86,573</text:p>
          </table:table-cell>
          <table:table-cell office:value-type="float" office:value="80320" table:style-name="ce21">
            <text:p>80,320</text:p>
          </table:table-cell>
          <table:table-cell office:value-type="float" office:value="5.9246687069587072" table:style-name="ce22">
            <text:p>5.92</text:p>
          </table:table-cell>
          <table:table-cell office:value-type="float" office:value="2263912" table:style-name="ce21">
            <text:p>2,263,912</text:p>
          </table:table-cell>
          <table:table-cell office:value-type="float" office:value="1097330" table:style-name="ce21">
            <text:p>1,097,330</text:p>
          </table:table-cell>
          <table:table-cell office:value-type="float" office:value="1166582" table:style-name="ce21">
            <text:p>1,166,582</text:p>
          </table:table-cell>
          <table:table-cell office:value-type="float" office:value="80.368431160733522" table:style-name="ce22">
            <text:p>80.37</text:p>
          </table:table-cell>
          <table:table-cell office:value-type="float" office:value="373245" table:style-name="ce21">
            <text:p>373,245</text:p>
          </table:table-cell>
          <table:table-cell office:value-type="float" office:value="170261" table:style-name="ce21">
            <text:p>170,261</text:p>
          </table:table-cell>
          <table:table-cell office:value-type="float" office:value="202984" table:style-name="ce21">
            <text:p>202,984</text:p>
          </table:table-cell>
          <table:table-cell office:value-type="float" office:value="13.25012416056277" table:style-name="ce22">
            <text:p>13.25</text:p>
          </table:table-cell>
          <table:table-cell table:number-columns-repeated="16352"/>
        </table:table-row>
        <table:table-row table:style-name="ro2">
          <table:table-cell office:value-type="string" table:style-name="ce20">
            <text:p>臺南市</text:p>
          </table:table-cell>
          <table:table-cell office:value-type="float" office:value="1877891" table:style-name="ce21">
            <text:p>1,877,891</text:p>
          </table:table-cell>
          <table:table-cell office:value-type="float" office:value="935517" table:style-name="ce21">
            <text:p>935,517</text:p>
          </table:table-cell>
          <table:table-cell office:value-type="float" office:value="942374" table:style-name="ce21">
            <text:p>942,374</text:p>
          </table:table-cell>
          <table:table-cell office:value-type="float" office:value="69695" table:style-name="ce21">
            <text:p>69,695</text:p>
          </table:table-cell>
          <table:table-cell office:value-type="float" office:value="36106" table:style-name="ce21">
            <text:p>36,106</text:p>
          </table:table-cell>
          <table:table-cell office:value-type="float" office:value="33589" table:style-name="ce21">
            <text:p>33,589</text:p>
          </table:table-cell>
          <table:table-cell office:value-type="float" office:value="3.71134426865031" table:style-name="ce22">
            <text:p>3.71</text:p>
          </table:table-cell>
          <table:table-cell office:value-type="float" office:value="101882" table:style-name="ce21">
            <text:p>101,882</text:p>
          </table:table-cell>
          <table:table-cell office:value-type="float" office:value="52743" table:style-name="ce21">
            <text:p>52,743</text:p>
          </table:table-cell>
          <table:table-cell office:value-type="float" office:value="49139" table:style-name="ce21">
            <text:p>49,139</text:p>
          </table:table-cell>
          <table:table-cell office:value-type="float" office:value="5.4253415134318228" table:style-name="ce23">
            <text:p>5.43</text:p>
          </table:table-cell>
          <table:table-cell office:value-type="float" office:value="178684" table:style-name="ce21">
            <text:p>178,684</text:p>
          </table:table-cell>
          <table:table-cell office:value-type="float" office:value="92465" table:style-name="ce21">
            <text:p>92,465</text:p>
          </table:table-cell>
          <table:table-cell office:value-type="float" office:value="86219" table:style-name="ce21">
            <text:p>86,219</text:p>
          </table:table-cell>
          <table:table-cell office:value-type="float" office:value="9.5151422526653562" table:style-name="ce22">
            <text:p>9.52</text:p>
          </table:table-cell>
          <table:table-cell office:value-type="float" office:value="194448" table:style-name="ce21">
            <text:p>194,448</text:p>
          </table:table-cell>
          <table:table-cell office:value-type="float" office:value="100808" table:style-name="ce21">
            <text:p>100,808</text:p>
          </table:table-cell>
          <table:table-cell office:value-type="float" office:value="93640" table:style-name="ce21">
            <text:p>93,640</text:p>
          </table:table-cell>
          <table:table-cell office:value-type="float" office:value="10.354594595745972" table:style-name="ce22">
            <text:p>10.35</text:p>
          </table:table-cell>
          <table:table-cell office:value-type="float" office:value="97667" table:style-name="ce21">
            <text:p>97,667</text:p>
          </table:table-cell>
          <table:table-cell office:value-type="float" office:value="51075" table:style-name="ce21">
            <text:p>51,075</text:p>
          </table:table-cell>
          <table:table-cell office:value-type="float" office:value="46592" table:style-name="ce21">
            <text:p>46,592</text:p>
          </table:table-cell>
          <table:table-cell office:value-type="float" office:value="5.200887591452326" table:style-name="ce22">
            <text:p>5.20</text:p>
          </table:table-cell>
          <table:table-cell office:value-type="float" office:value="1560955" table:style-name="ce21">
            <text:p>1,560,955</text:p>
          </table:table-cell>
          <table:table-cell office:value-type="float" office:value="770923" table:style-name="ce21">
            <text:p>770,923</text:p>
          </table:table-cell>
          <table:table-cell office:value-type="float" office:value="790032" table:style-name="ce21">
            <text:p>790,032</text:p>
          </table:table-cell>
          <table:table-cell office:value-type="float" office:value="83.122769106407134" table:style-name="ce22">
            <text:p>83.12</text:p>
          </table:table-cell>
          <table:table-cell office:value-type="float" office:value="302269" table:style-name="ce21">
            <text:p>302,269</text:p>
          </table:table-cell>
          <table:table-cell office:value-type="float" office:value="138793" table:style-name="ce21">
            <text:p>138,793</text:p>
          </table:table-cell>
          <table:table-cell office:value-type="float" office:value="163476" table:style-name="ce21">
            <text:p>163,476</text:p>
          </table:table-cell>
          <table:table-cell office:value-type="float" office:value="16.096195146576665" table:style-name="ce22">
            <text:p>16.10</text:p>
          </table:table-cell>
          <table:table-cell table:number-columns-repeated="16352"/>
        </table:table-row>
        <table:table-row table:style-name="ro2">
          <table:table-cell office:value-type="string" table:style-name="ce20">
            <text:p>高雄市</text:p>
          </table:table-cell>
          <table:table-cell office:value-type="float" office:value="2771846" table:style-name="ce21">
            <text:p>2,771,846</text:p>
          </table:table-cell>
          <table:table-cell office:value-type="float" office:value="1368063" table:style-name="ce21">
            <text:p>1,368,063</text:p>
          </table:table-cell>
          <table:table-cell office:value-type="float" office:value="1403783" table:style-name="ce21">
            <text:p>1,403,783</text:p>
          </table:table-cell>
          <table:table-cell office:value-type="float" office:value="103595" table:style-name="ce21">
            <text:p>103,595</text:p>
          </table:table-cell>
          <table:table-cell office:value-type="float" office:value="53712" table:style-name="ce21">
            <text:p>53,712</text:p>
          </table:table-cell>
          <table:table-cell office:value-type="float" office:value="49883" table:style-name="ce21">
            <text:p>49,883</text:p>
          </table:table-cell>
          <table:table-cell office:value-type="float" office:value="3.7374009955820053" table:style-name="ce22">
            <text:p>3.74</text:p>
          </table:table-cell>
          <table:table-cell office:value-type="float" office:value="148671" table:style-name="ce21">
            <text:p>148,671</text:p>
          </table:table-cell>
          <table:table-cell office:value-type="float" office:value="77100" table:style-name="ce21">
            <text:p>77,100</text:p>
          </table:table-cell>
          <table:table-cell office:value-type="float" office:value="71571" table:style-name="ce21">
            <text:p>71,571</text:p>
          </table:table-cell>
          <table:table-cell office:value-type="float" office:value="5.363609666626501" table:style-name="ce23">
            <text:p>5.36</text:p>
          </table:table-cell>
          <table:table-cell office:value-type="float" office:value="257608" table:style-name="ce21">
            <text:p>257,608</text:p>
          </table:table-cell>
          <table:table-cell office:value-type="float" office:value="133357" table:style-name="ce21">
            <text:p>133,357</text:p>
          </table:table-cell>
          <table:table-cell office:value-type="float" office:value="124251" table:style-name="ce21">
            <text:p>124,251</text:p>
          </table:table-cell>
          <table:table-cell office:value-type="float" office:value="9.2937342117852157" table:style-name="ce22">
            <text:p>9.29</text:p>
          </table:table-cell>
          <table:table-cell office:value-type="float" office:value="280089" table:style-name="ce21">
            <text:p>280,089</text:p>
          </table:table-cell>
          <table:table-cell office:value-type="float" office:value="145206" table:style-name="ce21">
            <text:p>145,206</text:p>
          </table:table-cell>
          <table:table-cell office:value-type="float" office:value="134883" table:style-name="ce21">
            <text:p>134,883</text:p>
          </table:table-cell>
          <table:table-cell office:value-type="float" office:value="10.104782156007223" table:style-name="ce22">
            <text:p>10.10</text:p>
          </table:table-cell>
          <table:table-cell office:value-type="float" office:value="144506" table:style-name="ce21">
            <text:p>144,506</text:p>
          </table:table-cell>
          <table:table-cell office:value-type="float" office:value="75480" table:style-name="ce21">
            <text:p>75,480</text:p>
          </table:table-cell>
          <table:table-cell office:value-type="float" office:value="69026" table:style-name="ce21">
            <text:p>69,026</text:p>
          </table:table-cell>
          <table:table-cell office:value-type="float" office:value="5.2133487935476941" table:style-name="ce22">
            <text:p>5.21</text:p>
          </table:table-cell>
          <table:table-cell office:value-type="float" office:value="2308826" table:style-name="ce21">
            <text:p>2,308,826</text:p>
          </table:table-cell>
          <table:table-cell office:value-type="float" office:value="1127595" table:style-name="ce21">
            <text:p>1,127,595</text:p>
          </table:table-cell>
          <table:table-cell office:value-type="float" office:value="1181231" table:style-name="ce21">
            <text:p>1,181,231</text:p>
          </table:table-cell>
          <table:table-cell office:value-type="float" office:value="83.295608774802062" table:style-name="ce22">
            <text:p>83.30</text:p>
          </table:table-cell>
          <table:table-cell office:value-type="float" office:value="449484" table:style-name="ce21">
            <text:p>449,484</text:p>
          </table:table-cell>
          <table:table-cell office:value-type="float" office:value="204225" table:style-name="ce21">
            <text:p>204,225</text:p>
          </table:table-cell>
          <table:table-cell office:value-type="float" office:value="245259" table:style-name="ce21">
            <text:p>245,259</text:p>
          </table:table-cell>
          <table:table-cell office:value-type="float" office:value="16.216052406951899" table:style-name="ce22">
            <text:p>16.22</text:p>
          </table:table-cell>
          <table:table-cell table:number-columns-repeated="16352"/>
        </table:table-row>
        <table:table-row table:style-name="ro6">
          <table:table-cell office:value-type="string" table:style-name="ce20">
            <text:p>臺灣省</text:p>
          </table:table-cell>
          <table:table-cell office:value-type="float" office:value="7055644" table:style-name="ce21">
            <text:p>7,055,644</text:p>
          </table:table-cell>
          <table:table-cell office:value-type="float" office:value="3588497" table:style-name="ce21">
            <text:p>3,588,497</text:p>
          </table:table-cell>
          <table:table-cell office:value-type="float" office:value="3467147" table:style-name="ce21">
            <text:p>3,467,147</text:p>
          </table:table-cell>
          <table:table-cell office:value-type="float" office:value="262777" table:style-name="ce21">
            <text:p>262,777</text:p>
          </table:table-cell>
          <table:table-cell office:value-type="float" office:value="136334" table:style-name="ce21">
            <text:p>136,334</text:p>
          </table:table-cell>
          <table:table-cell office:value-type="float" office:value="126443" table:style-name="ce21">
            <text:p>126,443</text:p>
          </table:table-cell>
          <table:table-cell office:value-type="float" office:value="3.7243517388348959" table:style-name="ce22">
            <text:p>3.72</text:p>
          </table:table-cell>
          <table:table-cell office:value-type="float" office:value="378904" table:style-name="ce21">
            <text:p>378,904</text:p>
          </table:table-cell>
          <table:table-cell office:value-type="float" office:value="196413" table:style-name="ce21">
            <text:p>196,413</text:p>
          </table:table-cell>
          <table:table-cell office:value-type="float" office:value="182491" table:style-name="ce21">
            <text:p>182,491</text:p>
          </table:table-cell>
          <table:table-cell office:value-type="float" office:value="5.3702255952823021" table:style-name="ce23">
            <text:p>5.37</text:p>
          </table:table-cell>
          <table:table-cell office:value-type="float" office:value="670446" table:style-name="ce21">
            <text:p>670,446</text:p>
          </table:table-cell>
          <table:table-cell office:value-type="float" office:value="348441" table:style-name="ce21">
            <text:p>348,441</text:p>
          </table:table-cell>
          <table:table-cell office:value-type="float" office:value="322005" table:style-name="ce21">
            <text:p>322,005</text:p>
          </table:table-cell>
          <table:table-cell office:value-type="float" office:value="9.5022651369598581" table:style-name="ce22">
            <text:p>9.50</text:p>
          </table:table-cell>
          <table:table-cell office:value-type="float" office:value="731314" table:style-name="ce21">
            <text:p>731,314</text:p>
          </table:table-cell>
          <table:table-cell office:value-type="float" office:value="380409" table:style-name="ce21">
            <text:p>380,409</text:p>
          </table:table-cell>
          <table:table-cell office:value-type="float" office:value="350905" table:style-name="ce21">
            <text:p>350,905</text:p>
          </table:table-cell>
          <table:table-cell office:value-type="float" office:value="10.364950385818785" table:style-name="ce22">
            <text:p>10.36</text:p>
          </table:table-cell>
          <table:table-cell office:value-type="float" office:value="397640" table:style-name="ce21">
            <text:p>397,640</text:p>
          </table:table-cell>
          <table:table-cell office:value-type="float" office:value="208781" table:style-name="ce21">
            <text:p>208,781</text:p>
          </table:table-cell>
          <table:table-cell office:value-type="float" office:value="188859" table:style-name="ce21">
            <text:p>188,859</text:p>
          </table:table-cell>
          <table:table-cell office:value-type="float" office:value="5.6357718728439243" table:style-name="ce22">
            <text:p>5.64</text:p>
          </table:table-cell>
          <table:table-cell office:value-type="float" office:value="5817513" table:style-name="ce21">
            <text:p>5,817,513</text:p>
          </table:table-cell>
          <table:table-cell office:value-type="float" office:value="2942428" table:style-name="ce21">
            <text:p>2,942,428</text:p>
          </table:table-cell>
          <table:table-cell office:value-type="float" office:value="2875085" table:style-name="ce21">
            <text:p>2,875,085</text:p>
          </table:table-cell>
          <table:table-cell office:value-type="float" office:value="82.45190658712373" table:style-name="ce22">
            <text:p>82.45</text:p>
          </table:table-cell>
          <table:table-cell office:value-type="float" office:value="1182695" table:style-name="ce21">
            <text:p>1,182,695</text:p>
          </table:table-cell>
          <table:table-cell office:value-type="float" office:value="546569" table:style-name="ce21">
            <text:p>546,569</text:p>
          </table:table-cell>
          <table:table-cell office:value-type="float" office:value="636126" table:style-name="ce21">
            <text:p>636,126</text:p>
          </table:table-cell>
          <table:table-cell office:value-type="float" office:value="16.762396175317235" table:style-name="ce22">
            <text:p>16.76</text:p>
          </table:table-cell>
          <table:table-cell table:number-columns-repeated="16352"/>
        </table:table-row>
        <table:table-row table:style-name="ro7">
          <table:table-cell office:value-type="string" table:style-name="ce24">
            <text:p>宜蘭縣</text:p>
          </table:table-cell>
          <table:table-cell office:value-type="float" office:value="453891" table:style-name="ce25">
            <text:p>453,891</text:p>
          </table:table-cell>
          <table:table-cell office:value-type="float" office:value="228874" table:style-name="ce25">
            <text:p>228,874</text:p>
          </table:table-cell>
          <table:table-cell office:value-type="float" office:value="225017" table:style-name="ce25">
            <text:p>225,017</text:p>
          </table:table-cell>
          <table:table-cell office:value-type="float" office:value="16513" table:style-name="ce25">
            <text:p>16,513</text:p>
          </table:table-cell>
          <table:table-cell office:value-type="float" office:value="8465" table:style-name="ce25">
            <text:p>8,465</text:p>
          </table:table-cell>
          <table:table-cell office:value-type="float" office:value="8048" table:style-name="ce25">
            <text:p>8,048</text:p>
          </table:table-cell>
          <table:table-cell office:value-type="float" office:value="3.6380981336928908" table:style-name="ce26">
            <text:p>3.64</text:p>
          </table:table-cell>
          <table:table-cell office:value-type="float" office:value="23701" table:style-name="ce25">
            <text:p>23,701</text:p>
          </table:table-cell>
          <table:table-cell office:value-type="float" office:value="12195" table:style-name="ce25">
            <text:p>12,195</text:p>
          </table:table-cell>
          <table:table-cell office:value-type="float" office:value="11506" table:style-name="ce25">
            <text:p>11,506</text:p>
          </table:table-cell>
          <table:table-cell office:value-type="float" office:value="5.2217382587449412" table:style-name="ce27">
            <text:p>5.22</text:p>
          </table:table-cell>
          <table:table-cell office:value-type="float" office:value="42016" table:style-name="ce25">
            <text:p>42,016</text:p>
          </table:table-cell>
          <table:table-cell office:value-type="float" office:value="21760" table:style-name="ce25">
            <text:p>21,760</text:p>
          </table:table-cell>
          <table:table-cell office:value-type="float" office:value="20256" table:style-name="ce25">
            <text:p>20,256</text:p>
          </table:table-cell>
          <table:table-cell office:value-type="float" office:value="9.2568480097644592" table:style-name="ce26">
            <text:p>9.26</text:p>
          </table:table-cell>
          <table:table-cell office:value-type="float" office:value="45711" table:style-name="ce25">
            <text:p>45,711</text:p>
          </table:table-cell>
          <table:table-cell office:value-type="float" office:value="23670" table:style-name="ce25">
            <text:p>23,670</text:p>
          </table:table-cell>
          <table:table-cell office:value-type="float" office:value="22041" table:style-name="ce25">
            <text:p>22,041</text:p>
          </table:table-cell>
          <table:table-cell office:value-type="float" office:value="10.070920110775495" table:style-name="ce26">
            <text:p>10.07</text:p>
          </table:table-cell>
          <table:table-cell office:value-type="float" office:value="24528" table:style-name="ce25">
            <text:p>24,528</text:p>
          </table:table-cell>
          <table:table-cell office:value-type="float" office:value="12768" table:style-name="ce25">
            <text:p>12,768</text:p>
          </table:table-cell>
          <table:table-cell office:value-type="float" office:value="11760" table:style-name="ce25">
            <text:p>11,760</text:p>
          </table:table-cell>
          <table:table-cell office:value-type="float" office:value="5.4039405936667615" table:style-name="ce26">
            <text:p>5.40</text:p>
          </table:table-cell>
          <table:table-cell office:value-type="float" office:value="376843" table:style-name="ce25">
            <text:p>376,843</text:p>
          </table:table-cell>
          <table:table-cell office:value-type="float" office:value="188905" table:style-name="ce25">
            <text:p>188,905</text:p>
          </table:table-cell>
          <table:table-cell office:value-type="float" office:value="187938" table:style-name="ce25">
            <text:p>187,938</text:p>
          </table:table-cell>
          <table:table-cell office:value-type="float" office:value="83.024999394127661" table:style-name="ce26">
            <text:p>83.02</text:p>
          </table:table-cell>
          <table:table-cell office:value-type="float" office:value="76779" table:style-name="ce25">
            <text:p>76,779</text:p>
          </table:table-cell>
          <table:table-cell office:value-type="float" office:value="35498" table:style-name="ce25">
            <text:p>35,498</text:p>
          </table:table-cell>
          <table:table-cell office:value-type="float" office:value="41281" table:style-name="ce25">
            <text:p>41,281</text:p>
          </table:table-cell>
          <table:table-cell office:value-type="float" office:value="16.915735275649883" table:style-name="ce26">
            <text:p>16.92</text:p>
          </table:table-cell>
          <table:table-cell table:number-columns-repeated="16352"/>
        </table:table-row>
        <table:table-row table:style-name="ro2">
          <table:table-cell office:value-type="string" table:style-name="ce24">
            <text:p>新竹縣</text:p>
          </table:table-cell>
          <table:table-cell office:value-type="float" office:value="566998" table:style-name="ce25">
            <text:p>566,998</text:p>
          </table:table-cell>
          <table:table-cell office:value-type="float" office:value="289254" table:style-name="ce25">
            <text:p>289,254</text:p>
          </table:table-cell>
          <table:table-cell office:value-type="float" office:value="277744" table:style-name="ce25">
            <text:p>277,744</text:p>
          </table:table-cell>
          <table:table-cell office:value-type="float" office:value="28108" table:style-name="ce25">
            <text:p>28,108</text:p>
          </table:table-cell>
          <table:table-cell office:value-type="float" office:value="14678" table:style-name="ce25">
            <text:p>14,678</text:p>
          </table:table-cell>
          <table:table-cell office:value-type="float" office:value="13430" table:style-name="ce25">
            <text:p>13,430</text:p>
          </table:table-cell>
          <table:table-cell office:value-type="float" office:value="4.9573367101823997" table:style-name="ce26">
            <text:p>4.96</text:p>
          </table:table-cell>
          <table:table-cell office:value-type="float" office:value="41533" table:style-name="ce25">
            <text:p>41,533</text:p>
          </table:table-cell>
          <table:table-cell office:value-type="float" office:value="21520" table:style-name="ce25">
            <text:p>21,520</text:p>
          </table:table-cell>
          <table:table-cell office:value-type="float" office:value="20013" table:style-name="ce25">
            <text:p>20,013</text:p>
          </table:table-cell>
          <table:table-cell office:value-type="float" office:value="7.3250699296999287" table:style-name="ce27">
            <text:p>7.33</text:p>
          </table:table-cell>
          <table:table-cell office:value-type="float" office:value="73391" table:style-name="ce25">
            <text:p>73,391</text:p>
          </table:table-cell>
          <table:table-cell office:value-type="float" office:value="38042" table:style-name="ce25">
            <text:p>38,042</text:p>
          </table:table-cell>
          <table:table-cell office:value-type="float" office:value="35349" table:style-name="ce25">
            <text:p>35,349</text:p>
          </table:table-cell>
          <table:table-cell office:value-type="float" office:value="12.943784634160968" table:style-name="ce26">
            <text:p>12.94</text:p>
          </table:table-cell>
          <table:table-cell office:value-type="float" office:value="79655" table:style-name="ce25">
            <text:p>79,655</text:p>
          </table:table-cell>
          <table:table-cell office:value-type="float" office:value="41317" table:style-name="ce25">
            <text:p>41,317</text:p>
          </table:table-cell>
          <table:table-cell office:value-type="float" office:value="38338" table:style-name="ce25">
            <text:p>38,338</text:p>
          </table:table-cell>
          <table:table-cell office:value-type="float" office:value="14.048550435804005" table:style-name="ce26">
            <text:p>14.05</text:p>
          </table:table-cell>
          <table:table-cell office:value-type="float" office:value="37047" table:style-name="ce25">
            <text:p>37,047</text:p>
          </table:table-cell>
          <table:table-cell office:value-type="float" office:value="19392" table:style-name="ce25">
            <text:p>19,392</text:p>
          </table:table-cell>
          <table:table-cell office:value-type="float" office:value="17655" table:style-name="ce25">
            <text:p>17,655</text:p>
          </table:table-cell>
          <table:table-cell office:value-type="float" office:value="6.5338854810775349" table:style-name="ce26">
            <text:p>6.53</text:p>
          </table:table-cell>
          <table:table-cell office:value-type="float" office:value="442274" table:style-name="ce25">
            <text:p>442,274</text:p>
          </table:table-cell>
          <table:table-cell office:value-type="float" office:value="224244" table:style-name="ce25">
            <text:p>224,244</text:p>
          </table:table-cell>
          <table:table-cell office:value-type="float" office:value="218030" table:style-name="ce25">
            <text:p>218,030</text:p>
          </table:table-cell>
          <table:table-cell office:value-type="float" office:value="78.0027442777576" table:style-name="ce26">
            <text:p>78.00</text:p>
          </table:table-cell>
          <table:table-cell office:value-type="float" office:value="72490" table:style-name="ce25">
            <text:p>72,490</text:p>
          </table:table-cell>
          <table:table-cell office:value-type="float" office:value="34562" table:style-name="ce25">
            <text:p>34,562</text:p>
          </table:table-cell>
          <table:table-cell office:value-type="float" office:value="37928" table:style-name="ce25">
            <text:p>37,928</text:p>
          </table:table-cell>
          <table:table-cell office:value-type="float" office:value="12.784877548068952" table:style-name="ce26">
            <text:p>12.78</text:p>
          </table:table-cell>
          <table:table-cell table:number-columns-repeated="16352"/>
        </table:table-row>
        <table:table-row table:style-name="ro2">
          <table:table-cell office:value-type="string" table:style-name="ce24">
            <text:p>苗栗縣</text:p>
          </table:table-cell>
          <table:table-cell office:value-type="float" office:value="544135" table:style-name="ce25">
            <text:p>544,135</text:p>
          </table:table-cell>
          <table:table-cell office:value-type="float" office:value="280540" table:style-name="ce25">
            <text:p>280,540</text:p>
          </table:table-cell>
          <table:table-cell office:value-type="float" office:value="263595" table:style-name="ce25">
            <text:p>263,595</text:p>
          </table:table-cell>
          <table:table-cell office:value-type="float" office:value="18463" table:style-name="ce25">
            <text:p>18,463</text:p>
          </table:table-cell>
          <table:table-cell office:value-type="float" office:value="9581" table:style-name="ce25">
            <text:p>9,581</text:p>
          </table:table-cell>
          <table:table-cell office:value-type="float" office:value="8882" table:style-name="ce25">
            <text:p>8,882</text:p>
          </table:table-cell>
          <table:table-cell office:value-type="float" office:value="3.3930917878835216" table:style-name="ce26">
            <text:p>3.39</text:p>
          </table:table-cell>
          <table:table-cell office:value-type="float" office:value="28108" table:style-name="ce25">
            <text:p>28,108</text:p>
          </table:table-cell>
          <table:table-cell office:value-type="float" office:value="14498" table:style-name="ce25">
            <text:p>14,498</text:p>
          </table:table-cell>
          <table:table-cell office:value-type="float" office:value="13610" table:style-name="ce25">
            <text:p>13,610</text:p>
          </table:table-cell>
          <table:table-cell office:value-type="float" office:value="5.1656298528857736" table:style-name="ce27">
            <text:p>5.17</text:p>
          </table:table-cell>
          <table:table-cell office:value-type="float" office:value="51679" table:style-name="ce25">
            <text:p>51,679</text:p>
          </table:table-cell>
          <table:table-cell office:value-type="float" office:value="26669" table:style-name="ce25">
            <text:p>26,669</text:p>
          </table:table-cell>
          <table:table-cell office:value-type="float" office:value="25010" table:style-name="ce25">
            <text:p>25,010</text:p>
          </table:table-cell>
          <table:table-cell office:value-type="float" office:value="9.4974592702178686" table:style-name="ce26">
            <text:p>9.50</text:p>
          </table:table-cell>
          <table:table-cell office:value-type="float" office:value="56470" table:style-name="ce25">
            <text:p>56,470</text:p>
          </table:table-cell>
          <table:table-cell office:value-type="float" office:value="29165" table:style-name="ce25">
            <text:p>29,165</text:p>
          </table:table-cell>
          <table:table-cell office:value-type="float" office:value="27305" table:style-name="ce25">
            <text:p>27,305</text:p>
          </table:table-cell>
          <table:table-cell office:value-type="float" office:value="10.377939298152112" table:style-name="ce26">
            <text:p>10.38</text:p>
          </table:table-cell>
          <table:table-cell office:value-type="float" office:value="31207" table:style-name="ce25">
            <text:p>31,207</text:p>
          </table:table-cell>
          <table:table-cell office:value-type="float" office:value="16628" table:style-name="ce25">
            <text:p>16,628</text:p>
          </table:table-cell>
          <table:table-cell office:value-type="float" office:value="14579" table:style-name="ce25">
            <text:p>14,579</text:p>
          </table:table-cell>
          <table:table-cell office:value-type="float" office:value="5.7351576355132456" table:style-name="ce26">
            <text:p>5.74</text:p>
          </table:table-cell>
          <table:table-cell office:value-type="float" office:value="448137" table:style-name="ce25">
            <text:p>448,137</text:p>
          </table:table-cell>
          <table:table-cell office:value-type="float" office:value="230377" table:style-name="ce25">
            <text:p>230,377</text:p>
          </table:table-cell>
          <table:table-cell office:value-type="float" office:value="217760" table:style-name="ce25">
            <text:p>217,760</text:p>
          </table:table-cell>
          <table:table-cell office:value-type="float" office:value="82.357686971064169" table:style-name="ce26">
            <text:p>82.36</text:p>
          </table:table-cell>
          <table:table-cell office:value-type="float" office:value="91924" table:style-name="ce25">
            <text:p>91,924</text:p>
          </table:table-cell>
          <table:table-cell office:value-type="float" office:value="43627" table:style-name="ce25">
            <text:p>43,627</text:p>
          </table:table-cell>
          <table:table-cell office:value-type="float" office:value="48297" table:style-name="ce25">
            <text:p>48,297</text:p>
          </table:table-cell>
          <table:table-cell office:value-type="float" office:value="16.893601771619178" table:style-name="ce26">
            <text:p>16.89</text:p>
          </table:table-cell>
          <table:table-cell table:number-columns-repeated="16352"/>
        </table:table-row>
        <table:table-row table:style-name="ro5">
          <table:table-cell office:value-type="string" table:style-name="ce24">
            <text:p>彰化縣</text:p>
          </table:table-cell>
          <table:table-cell office:value-type="float" office:value="1269791" table:style-name="ce25">
            <text:p>1,269,791</text:p>
          </table:table-cell>
          <table:table-cell office:value-type="float" office:value="645651" table:style-name="ce25">
            <text:p>645,651</text:p>
          </table:table-cell>
          <table:table-cell office:value-type="float" office:value="624140" table:style-name="ce25">
            <text:p>624,140</text:p>
          </table:table-cell>
          <table:table-cell office:value-type="float" office:value="53969" table:style-name="ce25">
            <text:p>53,969</text:p>
          </table:table-cell>
          <table:table-cell office:value-type="float" office:value="28029" table:style-name="ce25">
            <text:p>28,029</text:p>
          </table:table-cell>
          <table:table-cell office:value-type="float" office:value="25940" table:style-name="ce25">
            <text:p>25,940</text:p>
          </table:table-cell>
          <table:table-cell office:value-type="float" office:value="4.2502270058615945" table:style-name="ce26">
            <text:p>4.25</text:p>
          </table:table-cell>
          <table:table-cell office:value-type="float" office:value="74935" table:style-name="ce25">
            <text:p>74,935</text:p>
          </table:table-cell>
          <table:table-cell office:value-type="float" office:value="38998" table:style-name="ce25">
            <text:p>38,998</text:p>
          </table:table-cell>
          <table:table-cell office:value-type="float" office:value="35937" table:style-name="ce25">
            <text:p>35,937</text:p>
          </table:table-cell>
          <table:table-cell office:value-type="float" office:value="5.9013648702818022" table:style-name="ce27">
            <text:p>5.90</text:p>
          </table:table-cell>
          <table:table-cell office:value-type="float" office:value="127742" table:style-name="ce25">
            <text:p>127,742</text:p>
          </table:table-cell>
          <table:table-cell office:value-type="float" office:value="66483" table:style-name="ce25">
            <text:p>66,483</text:p>
          </table:table-cell>
          <table:table-cell office:value-type="float" office:value="61259" table:style-name="ce25">
            <text:p>61,259</text:p>
          </table:table-cell>
          <table:table-cell office:value-type="float" office:value="10.060080753446828" table:style-name="ce26">
            <text:p>10.06</text:p>
          </table:table-cell>
          <table:table-cell office:value-type="float" office:value="138551" table:style-name="ce25">
            <text:p>138,551</text:p>
          </table:table-cell>
          <table:table-cell office:value-type="float" office:value="72216" table:style-name="ce25">
            <text:p>72,216</text:p>
          </table:table-cell>
          <table:table-cell office:value-type="float" office:value="66335" table:style-name="ce25">
            <text:p>66,335</text:p>
          </table:table-cell>
          <table:table-cell office:value-type="float" office:value="10.91132320200726" table:style-name="ce26">
            <text:p>10.91</text:p>
          </table:table-cell>
          <table:table-cell office:value-type="float" office:value="73273" table:style-name="ce25">
            <text:p>73,273</text:p>
          </table:table-cell>
          <table:table-cell office:value-type="float" office:value="38776" table:style-name="ce25">
            <text:p>38,776</text:p>
          </table:table-cell>
          <table:table-cell office:value-type="float" office:value="34497" table:style-name="ce25">
            <text:p>34,497</text:p>
          </table:table-cell>
          <table:table-cell office:value-type="float" office:value="5.7704771887657103" table:style-name="ce26">
            <text:p>5.77</text:p>
          </table:table-cell>
          <table:table-cell office:value-type="float" office:value="1037313" table:style-name="ce25">
            <text:p>1,037,313</text:p>
          </table:table-cell>
          <table:table-cell office:value-type="float" office:value="523963" table:style-name="ce25">
            <text:p>523,963</text:p>
          </table:table-cell>
          <table:table-cell office:value-type="float" office:value="513350" table:style-name="ce25">
            <text:p>513,350</text:p>
          </table:table-cell>
          <table:table-cell office:value-type="float" office:value="81.691632717510203" table:style-name="ce26">
            <text:p>81.69</text:p>
          </table:table-cell>
          <table:table-cell office:value-type="float" office:value="207061" table:style-name="ce25">
            <text:p>207,061</text:p>
          </table:table-cell>
          <table:table-cell office:value-type="float" office:value="95483" table:style-name="ce25">
            <text:p>95,483</text:p>
          </table:table-cell>
          <table:table-cell office:value-type="float" office:value="111578" table:style-name="ce25">
            <text:p>111,578</text:p>
          </table:table-cell>
          <table:table-cell office:value-type="float" office:value="16.306699291458202" table:style-name="ce26">
            <text:p>16.31</text:p>
          </table:table-cell>
          <table:table-cell table:number-columns-repeated="16352"/>
        </table:table-row>
        <table:table-row table:style-name="ro2">
          <table:table-cell office:value-type="string" table:style-name="ce24">
            <text:p>南投縣</text:p>
          </table:table-cell>
          <table:table-cell office:value-type="float" office:value="492733" table:style-name="ce25">
            <text:p>492,733</text:p>
          </table:table-cell>
          <table:table-cell office:value-type="float" office:value="251881" table:style-name="ce25">
            <text:p>251,881</text:p>
          </table:table-cell>
          <table:table-cell office:value-type="float" office:value="240852" table:style-name="ce25">
            <text:p>240,852</text:p>
          </table:table-cell>
          <table:table-cell office:value-type="float" office:value="15757" table:style-name="ce25">
            <text:p>15,757</text:p>
          </table:table-cell>
          <table:table-cell office:value-type="float" office:value="8212" table:style-name="ce25">
            <text:p>8,212</text:p>
          </table:table-cell>
          <table:table-cell office:value-type="float" office:value="7545" table:style-name="ce25">
            <text:p>7,545</text:p>
          </table:table-cell>
          <table:table-cell office:value-type="float" office:value="3.1978779582451349" table:style-name="ce26">
            <text:p>3.20</text:p>
          </table:table-cell>
          <table:table-cell office:value-type="float" office:value="22563" table:style-name="ce25">
            <text:p>22,563</text:p>
          </table:table-cell>
          <table:table-cell office:value-type="float" office:value="11734" table:style-name="ce25">
            <text:p>11,734</text:p>
          </table:table-cell>
          <table:table-cell office:value-type="float" office:value="10829" table:style-name="ce25">
            <text:p>10,829</text:p>
          </table:table-cell>
          <table:table-cell office:value-type="float" office:value="4.5791534157444298" table:style-name="ce27">
            <text:p>4.58</text:p>
          </table:table-cell>
          <table:table-cell office:value-type="float" office:value="40681" table:style-name="ce25">
            <text:p>40,681</text:p>
          </table:table-cell>
          <table:table-cell office:value-type="float" office:value="21183" table:style-name="ce25">
            <text:p>21,183</text:p>
          </table:table-cell>
          <table:table-cell office:value-type="float" office:value="19498" table:style-name="ce25">
            <text:p>19,498</text:p>
          </table:table-cell>
          <table:table-cell office:value-type="float" office:value="8.2561955460665306" table:style-name="ce26">
            <text:p>8.26</text:p>
          </table:table-cell>
          <table:table-cell office:value-type="float" office:value="44543" table:style-name="ce25">
            <text:p>44,543</text:p>
          </table:table-cell>
          <table:table-cell office:value-type="float" office:value="23178" table:style-name="ce25">
            <text:p>23,178</text:p>
          </table:table-cell>
          <table:table-cell office:value-type="float" office:value="21365" table:style-name="ce25">
            <text:p>21,365</text:p>
          </table:table-cell>
          <table:table-cell office:value-type="float" office:value="9.0399871735808244" table:style-name="ce26">
            <text:p>9.04</text:p>
          </table:table-cell>
          <table:table-cell office:value-type="float" office:value="26592" table:style-name="ce25">
            <text:p>26,592</text:p>
          </table:table-cell>
          <table:table-cell office:value-type="float" office:value="13784" table:style-name="ce25">
            <text:p>13,784</text:p>
          </table:table-cell>
          <table:table-cell office:value-type="float" office:value="12808" table:style-name="ce25">
            <text:p>12,808</text:p>
          </table:table-cell>
          <table:table-cell office:value-type="float" office:value="5.3968376382340946" table:style-name="ce26">
            <text:p>5.40</text:p>
          </table:table-cell>
          <table:table-cell office:value-type="float" office:value="413699" table:style-name="ce25">
            <text:p>413,699</text:p>
          </table:table-cell>
          <table:table-cell office:value-type="float" office:value="210821" table:style-name="ce25">
            <text:p>210,821</text:p>
          </table:table-cell>
          <table:table-cell office:value-type="float" office:value="202878" table:style-name="ce25">
            <text:p>202,878</text:p>
          </table:table-cell>
          <table:table-cell office:value-type="float" office:value="83.960075740817032" table:style-name="ce26">
            <text:p>83.96</text:p>
          </table:table-cell>
          <table:table-cell office:value-type="float" office:value="90003" table:style-name="ce25">
            <text:p>90,003</text:p>
          </table:table-cell>
          <table:table-cell office:value-type="float" office:value="42284" table:style-name="ce25">
            <text:p>42,284</text:p>
          </table:table-cell>
          <table:table-cell office:value-type="float" office:value="47719" table:style-name="ce25">
            <text:p>47,719</text:p>
          </table:table-cell>
          <table:table-cell office:value-type="float" office:value="18.266079195020428" table:style-name="ce26">
            <text:p>18.27</text:p>
          </table:table-cell>
          <table:table-cell table:number-columns-repeated="16352"/>
        </table:table-row>
        <table:table-row table:style-name="ro2">
          <table:table-cell office:value-type="string" table:style-name="ce24">
            <text:p>雲林縣</text:p>
          </table:table-cell>
          <table:table-cell office:value-type="float" office:value="679273" table:style-name="ce25">
            <text:p>679,273</text:p>
          </table:table-cell>
          <table:table-cell office:value-type="float" office:value="351520" table:style-name="ce25">
            <text:p>351,520</text:p>
          </table:table-cell>
          <table:table-cell office:value-type="float" office:value="327753" table:style-name="ce25">
            <text:p>327,753</text:p>
          </table:table-cell>
          <table:table-cell office:value-type="float" office:value="22206" table:style-name="ce25">
            <text:p>22,206</text:p>
          </table:table-cell>
          <table:table-cell office:value-type="float" office:value="11505" table:style-name="ce25">
            <text:p>11,505</text:p>
          </table:table-cell>
          <table:table-cell office:value-type="float" office:value="10701" table:style-name="ce25">
            <text:p>10,701</text:p>
          </table:table-cell>
          <table:table-cell office:value-type="float" office:value="3.2690832699076808" table:style-name="ce26">
            <text:p>3.27</text:p>
          </table:table-cell>
          <table:table-cell office:value-type="float" office:value="31962" table:style-name="ce25">
            <text:p>31,962</text:p>
          </table:table-cell>
          <table:table-cell office:value-type="float" office:value="16495" table:style-name="ce25">
            <text:p>16,495</text:p>
          </table:table-cell>
          <table:table-cell office:value-type="float" office:value="15467" table:style-name="ce25">
            <text:p>15,467</text:p>
          </table:table-cell>
          <table:table-cell office:value-type="float" office:value="4.7053246632797121" table:style-name="ce27">
            <text:p>4.71</text:p>
          </table:table-cell>
          <table:table-cell office:value-type="float" office:value="57775" table:style-name="ce25">
            <text:p>57,775</text:p>
          </table:table-cell>
          <table:table-cell office:value-type="float" office:value="30005" table:style-name="ce25">
            <text:p>30,005</text:p>
          </table:table-cell>
          <table:table-cell office:value-type="float" office:value="27770" table:style-name="ce25">
            <text:p>27,770</text:p>
          </table:table-cell>
          <table:table-cell office:value-type="float" office:value="8.5054168206302911" table:style-name="ce26">
            <text:p>8.51</text:p>
          </table:table-cell>
          <table:table-cell office:value-type="float" office:value="63757" table:style-name="ce25">
            <text:p>63,757</text:p>
          </table:table-cell>
          <table:table-cell office:value-type="float" office:value="33104" table:style-name="ce25">
            <text:p>33,104</text:p>
          </table:table-cell>
          <table:table-cell office:value-type="float" office:value="30653" table:style-name="ce25">
            <text:p>30,653</text:p>
          </table:table-cell>
          <table:table-cell office:value-type="float" office:value="9.3860642186572996" table:style-name="ce26">
            <text:p>9.39</text:p>
          </table:table-cell>
          <table:table-cell office:value-type="float" office:value="38810" table:style-name="ce25">
            <text:p>38,810</text:p>
          </table:table-cell>
          <table:table-cell office:value-type="float" office:value="20333" table:style-name="ce25">
            <text:p>20,333</text:p>
          </table:table-cell>
          <table:table-cell office:value-type="float" office:value="18477" table:style-name="ce25">
            <text:p>18,477</text:p>
          </table:table-cell>
          <table:table-cell office:value-type="float" office:value="5.7134613034818109" table:style-name="ce26">
            <text:p>5.71</text:p>
          </table:table-cell>
          <table:table-cell office:value-type="float" office:value="566057" table:style-name="ce25">
            <text:p>566,057</text:p>
          </table:table-cell>
          <table:table-cell office:value-type="float" office:value="292456" table:style-name="ce25">
            <text:p>292,456</text:p>
          </table:table-cell>
          <table:table-cell office:value-type="float" office:value="273601" table:style-name="ce25">
            <text:p>273,601</text:p>
          </table:table-cell>
          <table:table-cell office:value-type="float" office:value="83.332769004509231" table:style-name="ce26">
            <text:p>83.33</text:p>
          </table:table-cell>
          <table:table-cell office:value-type="float" office:value="127654" table:style-name="ce25">
            <text:p>127,654</text:p>
          </table:table-cell>
          <table:table-cell office:value-type="float" office:value="58515" table:style-name="ce25">
            <text:p>58,515</text:p>
          </table:table-cell>
          <table:table-cell office:value-type="float" office:value="69139" table:style-name="ce25">
            <text:p>69,139</text:p>
          </table:table-cell>
          <table:table-cell office:value-type="float" office:value="18.792738707412191" table:style-name="ce26">
            <text:p>18.79</text:p>
          </table:table-cell>
          <table:table-cell table:number-columns-repeated="16352"/>
        </table:table-row>
        <table:table-row table:style-name="ro2">
          <table:table-cell office:value-type="string" table:style-name="ce24">
            <text:p>嘉義縣</text:p>
          </table:table-cell>
          <table:table-cell office:value-type="float" office:value="501212" table:style-name="ce25">
            <text:p>501,212</text:p>
          </table:table-cell>
          <table:table-cell office:value-type="float" office:value="260082" table:style-name="ce25">
            <text:p>260,082</text:p>
          </table:table-cell>
          <table:table-cell office:value-type="float" office:value="241130" table:style-name="ce25">
            <text:p>241,130</text:p>
          </table:table-cell>
          <table:table-cell office:value-type="float" office:value="13754" table:style-name="ce25">
            <text:p>13,754</text:p>
          </table:table-cell>
          <table:table-cell office:value-type="float" office:value="7064" table:style-name="ce25">
            <text:p>7,064</text:p>
          </table:table-cell>
          <table:table-cell office:value-type="float" office:value="6690" table:style-name="ce25">
            <text:p>6,690</text:p>
          </table:table-cell>
          <table:table-cell office:value-type="float" office:value="2.7441481848000446" table:style-name="ce26">
            <text:p>2.74</text:p>
          </table:table-cell>
          <table:table-cell office:value-type="float" office:value="19320" table:style-name="ce25">
            <text:p>19,320</text:p>
          </table:table-cell>
          <table:table-cell office:value-type="float" office:value="9957" table:style-name="ce25">
            <text:p>9,957</text:p>
          </table:table-cell>
          <table:table-cell office:value-type="float" office:value="9363" table:style-name="ce25">
            <text:p>9,363</text:p>
          </table:table-cell>
          <table:table-cell office:value-type="float" office:value="3.8546563130970526" table:style-name="ce27">
            <text:p>3.85</text:p>
          </table:table-cell>
          <table:table-cell office:value-type="float" office:value="34724" table:style-name="ce25">
            <text:p>34,724</text:p>
          </table:table-cell>
          <table:table-cell office:value-type="float" office:value="18015" table:style-name="ce25">
            <text:p>18,015</text:p>
          </table:table-cell>
          <table:table-cell office:value-type="float" office:value="16709" table:style-name="ce25">
            <text:p>16,709</text:p>
          </table:table-cell>
          <table:table-cell office:value-type="float" office:value="6.9280065122143926" table:style-name="ce26">
            <text:p>6.93</text:p>
          </table:table-cell>
          <table:table-cell office:value-type="float" office:value="38038" table:style-name="ce25">
            <text:p>38,038</text:p>
          </table:table-cell>
          <table:table-cell office:value-type="float" office:value="19720" table:style-name="ce25">
            <text:p>19,720</text:p>
          </table:table-cell>
          <table:table-cell office:value-type="float" office:value="18318" table:style-name="ce25">
            <text:p>18,318</text:p>
          </table:table-cell>
          <table:table-cell office:value-type="float" office:value="7.5892037700613715" table:style-name="ce26">
            <text:p>7.59</text:p>
          </table:table-cell>
          <table:table-cell office:value-type="float" office:value="25256" table:style-name="ce25">
            <text:p>25,256</text:p>
          </table:table-cell>
          <table:table-cell office:value-type="float" office:value="13248" table:style-name="ce25">
            <text:p>13,248</text:p>
          </table:table-cell>
          <table:table-cell office:value-type="float" office:value="12008" table:style-name="ce25">
            <text:p>12,008</text:p>
          </table:table-cell>
          <table:table-cell office:value-type="float" office:value="5.0389854991500602" table:style-name="ce26">
            <text:p>5.04</text:p>
          </table:table-cell>
          <table:table-cell office:value-type="float" office:value="429101" table:style-name="ce25">
            <text:p>429,101</text:p>
          </table:table-cell>
          <table:table-cell office:value-type="float" office:value="222405" table:style-name="ce25">
            <text:p>222,405</text:p>
          </table:table-cell>
          <table:table-cell office:value-type="float" office:value="206696" table:style-name="ce25">
            <text:p>206,696</text:p>
          </table:table-cell>
          <table:table-cell office:value-type="float" office:value="85.612674876100343" table:style-name="ce26">
            <text:p>85.61</text:p>
          </table:table-cell>
          <table:table-cell office:value-type="float" office:value="100302" table:style-name="ce25">
            <text:p>100,302</text:p>
          </table:table-cell>
          <table:table-cell office:value-type="float" office:value="46407" table:style-name="ce25">
            <text:p>46,407</text:p>
          </table:table-cell>
          <table:table-cell office:value-type="float" office:value="53895" table:style-name="ce25">
            <text:p>53,895</text:p>
          </table:table-cell>
          <table:table-cell office:value-type="float" office:value="20.011891175789888" table:style-name="ce26">
            <text:p>20.01</text:p>
          </table:table-cell>
          <table:table-cell table:number-columns-repeated="16352"/>
        </table:table-row>
        <table:table-row table:style-name="ro8">
          <table:table-cell office:value-type="string" table:style-name="ce24">
            <text:p>屏東縣</text:p>
          </table:table-cell>
          <table:table-cell office:value-type="float" office:value="815789" table:style-name="ce25">
            <text:p>815,789</text:p>
          </table:table-cell>
          <table:table-cell office:value-type="float" office:value="415818" table:style-name="ce25">
            <text:p>415,818</text:p>
          </table:table-cell>
          <table:table-cell office:value-type="float" office:value="399971" table:style-name="ce25">
            <text:p>399,971</text:p>
          </table:table-cell>
          <table:table-cell office:value-type="float" office:value="25522" table:style-name="ce25">
            <text:p>25,522</text:p>
          </table:table-cell>
          <table:table-cell office:value-type="float" office:value="13269" table:style-name="ce25">
            <text:p>13,269</text:p>
          </table:table-cell>
          <table:table-cell office:value-type="float" office:value="12253" table:style-name="ce25">
            <text:p>12,253</text:p>
          </table:table-cell>
          <table:table-cell office:value-type="float" office:value="3.1285050423577667" table:style-name="ce26">
            <text:p>3.13</text:p>
          </table:table-cell>
          <table:table-cell office:value-type="float" office:value="37052" table:style-name="ce25">
            <text:p>37,052</text:p>
          </table:table-cell>
          <table:table-cell office:value-type="float" office:value="19208" table:style-name="ce25">
            <text:p>19,208</text:p>
          </table:table-cell>
          <table:table-cell office:value-type="float" office:value="17844" table:style-name="ce25">
            <text:p>17,844</text:p>
          </table:table-cell>
          <table:table-cell office:value-type="float" office:value="4.541860701725569" table:style-name="ce27">
            <text:p>4.54</text:p>
          </table:table-cell>
          <table:table-cell office:value-type="float" office:value="65989" table:style-name="ce25">
            <text:p>65,989</text:p>
          </table:table-cell>
          <table:table-cell office:value-type="float" office:value="34332" table:style-name="ce25">
            <text:p>34,332</text:p>
          </table:table-cell>
          <table:table-cell office:value-type="float" office:value="31657" table:style-name="ce25">
            <text:p>31,657</text:p>
          </table:table-cell>
          <table:table-cell office:value-type="float" office:value="8.0889788903748396" table:style-name="ce26">
            <text:p>8.09</text:p>
          </table:table-cell>
          <table:table-cell office:value-type="float" office:value="72092" table:style-name="ce25">
            <text:p>72,092</text:p>
          </table:table-cell>
          <table:table-cell office:value-type="float" office:value="37575" table:style-name="ce25">
            <text:p>37,575</text:p>
          </table:table-cell>
          <table:table-cell office:value-type="float" office:value="34517" table:style-name="ce25">
            <text:p>34,517</text:p>
          </table:table-cell>
          <table:table-cell office:value-type="float" office:value="8.8370890021807114" table:style-name="ce26">
            <text:p>8.84</text:p>
          </table:table-cell>
          <table:table-cell office:value-type="float" office:value="41781" table:style-name="ce25">
            <text:p>41,781</text:p>
          </table:table-cell>
          <table:table-cell office:value-type="float" office:value="21898" table:style-name="ce25">
            <text:p>21,898</text:p>
          </table:table-cell>
          <table:table-cell office:value-type="float" office:value="19883" table:style-name="ce25">
            <text:p>19,883</text:p>
          </table:table-cell>
          <table:table-cell office:value-type="float" office:value="5.1215449092841414" table:style-name="ce26">
            <text:p>5.12</text:p>
          </table:table-cell>
          <table:table-cell office:value-type="float" office:value="689187" table:style-name="ce25">
            <text:p>689,187</text:p>
          </table:table-cell>
          <table:table-cell office:value-type="float" office:value="349879" table:style-name="ce25">
            <text:p>349,879</text:p>
          </table:table-cell>
          <table:table-cell office:value-type="float" office:value="339308" table:style-name="ce25">
            <text:p>339,308</text:p>
          </table:table-cell>
          <table:table-cell office:value-type="float" office:value="84.481036150279053" table:style-name="ce26">
            <text:p>84.48</text:p>
          </table:table-cell>
          <table:table-cell office:value-type="float" office:value="143603" table:style-name="ce25">
            <text:p>143,603</text:p>
          </table:table-cell>
          <table:table-cell office:value-type="float" office:value="67172" table:style-name="ce25">
            <text:p>67,172</text:p>
          </table:table-cell>
          <table:table-cell office:value-type="float" office:value="76431" table:style-name="ce25">
            <text:p>76,431</text:p>
          </table:table-cell>
          <table:table-cell office:value-type="float" office:value="17.602958608169512" table:style-name="ce26">
            <text:p>17.60</text:p>
          </table:table-cell>
          <table:table-cell table:number-columns-repeated="16352"/>
        </table:table-row>
        <table:table-row table:style-name="ro2">
          <table:table-cell office:value-type="string" table:style-name="ce24">
            <text:p>臺東縣</text:p>
          </table:table-cell>
          <table:table-cell office:value-type="float" office:value="215940" table:style-name="ce25">
            <text:p>215,940</text:p>
          </table:table-cell>
          <table:table-cell office:value-type="float" office:value="111087" table:style-name="ce25">
            <text:p>111,087</text:p>
          </table:table-cell>
          <table:table-cell office:value-type="float" office:value="104853" table:style-name="ce25">
            <text:p>104,853</text:p>
          </table:table-cell>
          <table:table-cell office:value-type="float" office:value="7535" table:style-name="ce25">
            <text:p>7,535</text:p>
          </table:table-cell>
          <table:table-cell office:value-type="float" office:value="3958" table:style-name="ce25">
            <text:p>3,958</text:p>
          </table:table-cell>
          <table:table-cell office:value-type="float" office:value="3577" table:style-name="ce25">
            <text:p>3,577</text:p>
          </table:table-cell>
          <table:table-cell office:value-type="float" office:value="3.4893952023710288" table:style-name="ce26">
            <text:p>3.49</text:p>
          </table:table-cell>
          <table:table-cell office:value-type="float" office:value="10809" table:style-name="ce25">
            <text:p>10,809</text:p>
          </table:table-cell>
          <table:table-cell office:value-type="float" office:value="5659" table:style-name="ce25">
            <text:p>5,659</text:p>
          </table:table-cell>
          <table:table-cell office:value-type="float" office:value="5150" table:style-name="ce25">
            <text:p>5,150</text:p>
          </table:table-cell>
          <table:table-cell office:value-type="float" office:value="5.0055570991942213" table:style-name="ce27">
            <text:p>5.01</text:p>
          </table:table-cell>
          <table:table-cell office:value-type="float" office:value="19183" table:style-name="ce25">
            <text:p>19,183</text:p>
          </table:table-cell>
          <table:table-cell office:value-type="float" office:value="10052" table:style-name="ce25">
            <text:p>10,052</text:p>
          </table:table-cell>
          <table:table-cell office:value-type="float" office:value="9131" table:style-name="ce25">
            <text:p>9,131</text:p>
          </table:table-cell>
          <table:table-cell office:value-type="float" office:value="8.8834861535611758" table:style-name="ce26">
            <text:p>8.88</text:p>
          </table:table-cell>
          <table:table-cell office:value-type="float" office:value="20968" table:style-name="ce25">
            <text:p>20,968</text:p>
          </table:table-cell>
          <table:table-cell office:value-type="float" office:value="10997" table:style-name="ce25">
            <text:p>10,997</text:p>
          </table:table-cell>
          <table:table-cell office:value-type="float" office:value="9971" table:style-name="ce25">
            <text:p>9,971</text:p>
          </table:table-cell>
          <table:table-cell office:value-type="float" office:value="9.710104658701491" table:style-name="ce26">
            <text:p>9.71</text:p>
          </table:table-cell>
          <table:table-cell office:value-type="float" office:value="12010" table:style-name="ce25">
            <text:p>12,010</text:p>
          </table:table-cell>
          <table:table-cell office:value-type="float" office:value="6353" table:style-name="ce25">
            <text:p>6,353</text:p>
          </table:table-cell>
          <table:table-cell office:value-type="float" office:value="5657" table:style-name="ce25">
            <text:p>5,657</text:p>
          </table:table-cell>
          <table:table-cell office:value-type="float" office:value="5.5617301102158008" table:style-name="ce26">
            <text:p>5.56</text:p>
          </table:table-cell>
          <table:table-cell office:value-type="float" office:value="179638" table:style-name="ce25">
            <text:p>179,638</text:p>
          </table:table-cell>
          <table:table-cell office:value-type="float" office:value="92046" table:style-name="ce25">
            <text:p>92,046</text:p>
          </table:table-cell>
          <table:table-cell office:value-type="float" office:value="87592" table:style-name="ce25">
            <text:p>87,592</text:p>
          </table:table-cell>
          <table:table-cell office:value-type="float" office:value="83.188848754283597" table:style-name="ce26">
            <text:p>83.19</text:p>
          </table:table-cell>
          <table:table-cell office:value-type="float" office:value="36901" table:style-name="ce25">
            <text:p>36,901</text:p>
          </table:table-cell>
          <table:table-cell office:value-type="float" office:value="16722" table:style-name="ce25">
            <text:p>16,722</text:p>
          </table:table-cell>
          <table:table-cell office:value-type="float" office:value="20179" table:style-name="ce25">
            <text:p>20,179</text:p>
          </table:table-cell>
          <table:table-cell office:value-type="float" office:value="17.088543113827914" table:style-name="ce26">
            <text:p>17.09</text:p>
          </table:table-cell>
          <table:table-cell table:number-columns-repeated="16352"/>
        </table:table-row>
        <table:table-row table:style-name="ro2">
          <table:table-cell office:value-type="string" table:style-name="ce24">
            <text:p>花蓮縣</text:p>
          </table:table-cell>
          <table:table-cell office:value-type="float" office:value="325271" table:style-name="ce25">
            <text:p>325,271</text:p>
          </table:table-cell>
          <table:table-cell office:value-type="float" office:value="164528" table:style-name="ce25">
            <text:p>164,528</text:p>
          </table:table-cell>
          <table:table-cell office:value-type="float" office:value="160743" table:style-name="ce25">
            <text:p>160,743</text:p>
          </table:table-cell>
          <table:table-cell office:value-type="float" office:value="12204" table:style-name="ce25">
            <text:p>12,204</text:p>
          </table:table-cell>
          <table:table-cell office:value-type="float" office:value="6352" table:style-name="ce25">
            <text:p>6,352</text:p>
          </table:table-cell>
          <table:table-cell office:value-type="float" office:value="5852" table:style-name="ce25">
            <text:p>5,852</text:p>
          </table:table-cell>
          <table:table-cell office:value-type="float" office:value="3.7519483753547043" table:style-name="ce26">
            <text:p>3.75</text:p>
          </table:table-cell>
          <table:table-cell office:value-type="float" office:value="17441" table:style-name="ce25">
            <text:p>17,441</text:p>
          </table:table-cell>
          <table:table-cell office:value-type="float" office:value="9081" table:style-name="ce25">
            <text:p>9,081</text:p>
          </table:table-cell>
          <table:table-cell office:value-type="float" office:value="8360" table:style-name="ce25">
            <text:p>8,360</text:p>
          </table:table-cell>
          <table:table-cell office:value-type="float" office:value="5.361990463336725" table:style-name="ce27">
            <text:p>5.36</text:p>
          </table:table-cell>
          <table:table-cell office:value-type="float" office:value="30183" table:style-name="ce25">
            <text:p>30,183</text:p>
          </table:table-cell>
          <table:table-cell office:value-type="float" office:value="15802" table:style-name="ce25">
            <text:p>15,802</text:p>
          </table:table-cell>
          <table:table-cell office:value-type="float" office:value="14381" table:style-name="ce25">
            <text:p>14,381</text:p>
          </table:table-cell>
          <table:table-cell office:value-type="float" office:value="9.2793393816233234" table:style-name="ce26">
            <text:p>9.28</text:p>
          </table:table-cell>
          <table:table-cell office:value-type="float" office:value="32811" table:style-name="ce25">
            <text:p>32,811</text:p>
          </table:table-cell>
          <table:table-cell office:value-type="float" office:value="17184" table:style-name="ce25">
            <text:p>17,184</text:p>
          </table:table-cell>
          <table:table-cell office:value-type="float" office:value="15627" table:style-name="ce25">
            <text:p>15,627</text:p>
          </table:table-cell>
          <table:table-cell office:value-type="float" office:value="10.087281067171681" table:style-name="ce26">
            <text:p>10.09</text:p>
          </table:table-cell>
          <table:table-cell office:value-type="float" office:value="17501" table:style-name="ce25">
            <text:p>17,501</text:p>
          </table:table-cell>
          <table:table-cell office:value-type="float" office:value="9210" table:style-name="ce25">
            <text:p>9,210</text:p>
          </table:table-cell>
          <table:table-cell office:value-type="float" office:value="8291" table:style-name="ce25">
            <text:p>8,291</text:p>
          </table:table-cell>
          <table:table-cell office:value-type="float" office:value="5.3804366205410261" table:style-name="ce26">
            <text:p>5.38</text:p>
          </table:table-cell>
          <table:table-cell office:value-type="float" office:value="270139" table:style-name="ce25">
            <text:p>270,139</text:p>
          </table:table-cell>
          <table:table-cell office:value-type="float" office:value="135640" table:style-name="ce25">
            <text:p>135,640</text:p>
          </table:table-cell>
          <table:table-cell office:value-type="float" office:value="134499" table:style-name="ce25">
            <text:p>134,499</text:p>
          </table:table-cell>
          <table:table-cell office:value-type="float" office:value="83.050441016875169" table:style-name="ce26">
            <text:p>83.05</text:p>
          </table:table-cell>
          <table:table-cell office:value-type="float" office:value="55480" table:style-name="ce25">
            <text:p>55,480</text:p>
          </table:table-cell>
          <table:table-cell office:value-type="float" office:value="25490" table:style-name="ce25">
            <text:p>25,490</text:p>
          </table:table-cell>
          <table:table-cell office:value-type="float" office:value="29990" table:style-name="ce25">
            <text:p>29,990</text:p>
          </table:table-cell>
          <table:table-cell office:value-type="float" office:value="17.056546694909784" table:style-name="ce26">
            <text:p>17.06</text:p>
          </table:table-cell>
          <table:table-cell table:number-columns-repeated="16352"/>
        </table:table-row>
        <table:table-row table:style-name="ro2">
          <table:table-cell office:value-type="string" table:style-name="ce24">
            <text:p>澎湖縣</text:p>
          </table:table-cell>
          <table:table-cell office:value-type="float" office:value="105028" table:style-name="ce25">
            <text:p>105,028</text:p>
          </table:table-cell>
          <table:table-cell office:value-type="float" office:value="54091" table:style-name="ce25">
            <text:p>54,091</text:p>
          </table:table-cell>
          <table:table-cell office:value-type="float" office:value="50937" table:style-name="ce25">
            <text:p>50,937</text:p>
          </table:table-cell>
          <table:table-cell office:value-type="float" office:value="4316" table:style-name="ce25">
            <text:p>4,316</text:p>
          </table:table-cell>
          <table:table-cell office:value-type="float" office:value="2281" table:style-name="ce25">
            <text:p>2,281</text:p>
          </table:table-cell>
          <table:table-cell office:value-type="float" office:value="2035" table:style-name="ce25">
            <text:p>2,035</text:p>
          </table:table-cell>
          <table:table-cell office:value-type="float" office:value="4.1093803557146664" table:style-name="ce26">
            <text:p>4.11</text:p>
          </table:table-cell>
          <table:table-cell office:value-type="float" office:value="5621" table:style-name="ce25">
            <text:p>5,621</text:p>
          </table:table-cell>
          <table:table-cell office:value-type="float" office:value="2975" table:style-name="ce25">
            <text:p>2,975</text:p>
          </table:table-cell>
          <table:table-cell office:value-type="float" office:value="2646" table:style-name="ce25">
            <text:p>2,646</text:p>
          </table:table-cell>
          <table:table-cell office:value-type="float" office:value="5.3519061583577709" table:style-name="ce27">
            <text:p>5.35</text:p>
          </table:table-cell>
          <table:table-cell office:value-type="float" office:value="8781" table:style-name="ce25">
            <text:p>8,781</text:p>
          </table:table-cell>
          <table:table-cell office:value-type="float" office:value="4624" table:style-name="ce25">
            <text:p>4,624</text:p>
          </table:table-cell>
          <table:table-cell office:value-type="float" office:value="4157" table:style-name="ce25">
            <text:p>4,157</text:p>
          </table:table-cell>
          <table:table-cell office:value-type="float" office:value="8.3606276421525685" table:style-name="ce26">
            <text:p>8.36</text:p>
          </table:table-cell>
          <table:table-cell office:value-type="float" office:value="9429" table:style-name="ce25">
            <text:p>9,429</text:p>
          </table:table-cell>
          <table:table-cell office:value-type="float" office:value="4955" table:style-name="ce25">
            <text:p>4,955</text:p>
          </table:table-cell>
          <table:table-cell office:value-type="float" office:value="4474" table:style-name="ce25">
            <text:p>4,474</text:p>
          </table:table-cell>
          <table:table-cell office:value-type="float" office:value="8.9776059717408696" table:style-name="ce26">
            <text:p>8.98</text:p>
          </table:table-cell>
          <table:table-cell office:value-type="float" office:value="4734" table:style-name="ce25">
            <text:p>4,734</text:p>
          </table:table-cell>
          <table:table-cell office:value-type="float" office:value="2472" table:style-name="ce25">
            <text:p>2,472</text:p>
          </table:table-cell>
          <table:table-cell office:value-type="float" office:value="2262" table:style-name="ce25">
            <text:p>2,262</text:p>
          </table:table-cell>
          <table:table-cell office:value-type="float" office:value="4.5073694633811936" table:style-name="ce26">
            <text:p>4.51</text:p>
          </table:table-cell>
          <table:table-cell office:value-type="float" office:value="88675" table:style-name="ce25">
            <text:p>88,675</text:p>
          </table:table-cell>
          <table:table-cell office:value-type="float" office:value="45431" table:style-name="ce25">
            <text:p>45,431</text:p>
          </table:table-cell>
          <table:table-cell office:value-type="float" office:value="43244" table:style-name="ce25">
            <text:p>43,244</text:p>
          </table:table-cell>
          <table:table-cell office:value-type="float" office:value="84.429866321361928" table:style-name="ce26">
            <text:p>84.43</text:p>
          </table:table-cell>
          <table:table-cell office:value-type="float" office:value="17680" table:style-name="ce25">
            <text:p>17,680</text:p>
          </table:table-cell>
          <table:table-cell office:value-type="float" office:value="8212" table:style-name="ce25">
            <text:p>8,212</text:p>
          </table:table-cell>
          <table:table-cell office:value-type="float" office:value="9468" table:style-name="ce25">
            <text:p>9,468</text:p>
          </table:table-cell>
          <table:table-cell office:value-type="float" office:value="16.833606276421527" table:style-name="ce26">
            <text:p>16.83</text:p>
          </table:table-cell>
          <table:table-cell table:number-columns-repeated="16352"/>
        </table:table-row>
        <table:table-row table:style-name="ro7">
          <table:table-cell office:value-type="string" table:style-name="ce24">
            <text:p>基隆市</text:p>
          </table:table-cell>
          <table:table-cell office:value-type="float" office:value="368528" table:style-name="ce25">
            <text:p>368,528</text:p>
          </table:table-cell>
          <table:table-cell office:value-type="float" office:value="183850" table:style-name="ce25">
            <text:p>183,850</text:p>
          </table:table-cell>
          <table:table-cell office:value-type="float" office:value="184678" table:style-name="ce25">
            <text:p>184,678</text:p>
          </table:table-cell>
          <table:table-cell office:value-type="float" office:value="11233" table:style-name="ce25">
            <text:p>11,233</text:p>
          </table:table-cell>
          <table:table-cell office:value-type="float" office:value="5800" table:style-name="ce25">
            <text:p>5,800</text:p>
          </table:table-cell>
          <table:table-cell office:value-type="float" office:value="5433" table:style-name="ce25">
            <text:p>5,433</text:p>
          </table:table-cell>
          <table:table-cell office:value-type="float" office:value="3.0480723310033433" table:style-name="ce26">
            <text:p>3.05</text:p>
          </table:table-cell>
          <table:table-cell office:value-type="float" office:value="16337" table:style-name="ce25">
            <text:p>16,337</text:p>
          </table:table-cell>
          <table:table-cell office:value-type="float" office:value="8436" table:style-name="ce25">
            <text:p>8,436</text:p>
          </table:table-cell>
          <table:table-cell office:value-type="float" office:value="7901" table:style-name="ce25">
            <text:p>7,901</text:p>
          </table:table-cell>
          <table:table-cell office:value-type="float" office:value="4.4330417227456262" table:style-name="ce27">
            <text:p>4.43</text:p>
          </table:table-cell>
          <table:table-cell office:value-type="float" office:value="29374" table:style-name="ce25">
            <text:p>29,374</text:p>
          </table:table-cell>
          <table:table-cell office:value-type="float" office:value="15167" table:style-name="ce25">
            <text:p>15,167</text:p>
          </table:table-cell>
          <table:table-cell office:value-type="float" office:value="14207" table:style-name="ce25">
            <text:p>14,207</text:p>
          </table:table-cell>
          <table:table-cell office:value-type="float" office:value="7.9706290973820177" table:style-name="ce26">
            <text:p>7.97</text:p>
          </table:table-cell>
          <table:table-cell office:value-type="float" office:value="32187" table:style-name="ce25">
            <text:p>32,187</text:p>
          </table:table-cell>
          <table:table-cell office:value-type="float" office:value="16638" table:style-name="ce25">
            <text:p>16,638</text:p>
          </table:table-cell>
          <table:table-cell office:value-type="float" office:value="15549" table:style-name="ce25">
            <text:p>15,549</text:p>
          </table:table-cell>
          <table:table-cell office:value-type="float" office:value="8.7339360916945239" table:style-name="ce26">
            <text:p>8.73</text:p>
          </table:table-cell>
          <table:table-cell office:value-type="float" office:value="18262" table:style-name="ce25">
            <text:p>18,262</text:p>
          </table:table-cell>
          <table:table-cell office:value-type="float" office:value="9566" table:style-name="ce25">
            <text:p>9,566</text:p>
          </table:table-cell>
          <table:table-cell office:value-type="float" office:value="8696" table:style-name="ce25">
            <text:p>8,696</text:p>
          </table:table-cell>
          <table:table-cell office:value-type="float" office:value="4.955390092476013" table:style-name="ce26">
            <text:p>4.96</text:p>
          </table:table-cell>
          <table:table-cell office:value-type="float" office:value="312764" table:style-name="ce25">
            <text:p>312,764</text:p>
          </table:table-cell>
          <table:table-cell office:value-type="float" office:value="154862" table:style-name="ce25">
            <text:p>154,862</text:p>
          </table:table-cell>
          <table:table-cell office:value-type="float" office:value="157902" table:style-name="ce25">
            <text:p>157,902</text:p>
          </table:table-cell>
          <table:table-cell office:value-type="float" office:value="84.868449615768682" table:style-name="ce26">
            <text:p>84.87</text:p>
          </table:table-cell>
          <table:table-cell office:value-type="float" office:value="62703" table:style-name="ce25">
            <text:p>62,703</text:p>
          </table:table-cell>
          <table:table-cell office:value-type="float" office:value="28286" table:style-name="ce25">
            <text:p>28,286</text:p>
          </table:table-cell>
          <table:table-cell office:value-type="float" office:value="34417" table:style-name="ce25">
            <text:p>34,417</text:p>
          </table:table-cell>
          <table:table-cell office:value-type="float" office:value="17.014446663482829" table:style-name="ce26">
            <text:p>17.01</text:p>
          </table:table-cell>
          <table:table-cell table:number-columns-repeated="16352"/>
        </table:table-row>
        <table:table-row table:style-name="ro2">
          <table:table-cell office:value-type="string" table:style-name="ce24">
            <text:p>新竹市</text:p>
          </table:table-cell>
          <table:table-cell office:value-type="float" office:value="450021" table:style-name="ce25">
            <text:p>450,021</text:p>
          </table:table-cell>
          <table:table-cell office:value-type="float" office:value="221962" table:style-name="ce25">
            <text:p>221,962</text:p>
          </table:table-cell>
          <table:table-cell office:value-type="float" office:value="228059" table:style-name="ce25">
            <text:p>228,059</text:p>
          </table:table-cell>
          <table:table-cell office:value-type="float" office:value="23160" table:style-name="ce25">
            <text:p>23,160</text:p>
          </table:table-cell>
          <table:table-cell office:value-type="float" office:value="11936" table:style-name="ce25">
            <text:p>11,936</text:p>
          </table:table-cell>
          <table:table-cell office:value-type="float" office:value="11224" table:style-name="ce25">
            <text:p>11,224</text:p>
          </table:table-cell>
          <table:table-cell office:value-type="float" office:value="5.1464265000966627" table:style-name="ce26">
            <text:p>5.15</text:p>
          </table:table-cell>
          <table:table-cell office:value-type="float" office:value="34613" table:style-name="ce25">
            <text:p>34,613</text:p>
          </table:table-cell>
          <table:table-cell office:value-type="float" office:value="17903" table:style-name="ce25">
            <text:p>17,903</text:p>
          </table:table-cell>
          <table:table-cell office:value-type="float" office:value="16710" table:style-name="ce25">
            <text:p>16,710</text:p>
          </table:table-cell>
          <table:table-cell office:value-type="float" office:value="7.69141884489835" table:style-name="ce27">
            <text:p>7.69</text:p>
          </table:table-cell>
          <table:table-cell office:value-type="float" office:value="61382" table:style-name="ce25">
            <text:p>61,382</text:p>
          </table:table-cell>
          <table:table-cell office:value-type="float" office:value="31884" table:style-name="ce25">
            <text:p>31,884</text:p>
          </table:table-cell>
          <table:table-cell office:value-type="float" office:value="29498" table:style-name="ce25">
            <text:p>29,498</text:p>
          </table:table-cell>
          <table:table-cell office:value-type="float" office:value="13.639807920074842" table:style-name="ce26">
            <text:p>13.64</text:p>
          </table:table-cell>
          <table:table-cell office:value-type="float" office:value="66762" table:style-name="ce25">
            <text:p>66,762</text:p>
          </table:table-cell>
          <table:table-cell office:value-type="float" office:value="34787" table:style-name="ce25">
            <text:p>34,787</text:p>
          </table:table-cell>
          <table:table-cell office:value-type="float" office:value="31975" table:style-name="ce25">
            <text:p>31,975</text:p>
          </table:table-cell>
          <table:table-cell office:value-type="float" office:value="14.835307685641336" table:style-name="ce26">
            <text:p>14.84</text:p>
          </table:table-cell>
          <table:table-cell office:value-type="float" office:value="29842" table:style-name="ce25">
            <text:p>29,842</text:p>
          </table:table-cell>
          <table:table-cell office:value-type="float" office:value="15603" table:style-name="ce25">
            <text:p>15,603</text:p>
          </table:table-cell>
          <table:table-cell office:value-type="float" office:value="14239" table:style-name="ce25">
            <text:p>14,239</text:p>
          </table:table-cell>
          <table:table-cell office:value-type="float" office:value="6.6312460974043432" table:style-name="ce26">
            <text:p>6.63</text:p>
          </table:table-cell>
          <table:table-cell office:value-type="float" office:value="347870" table:style-name="ce25">
            <text:p>347,870</text:p>
          </table:table-cell>
          <table:table-cell office:value-type="float" office:value="168803" table:style-name="ce25">
            <text:p>168,803</text:p>
          </table:table-cell>
          <table:table-cell office:value-type="float" office:value="179067" table:style-name="ce25">
            <text:p>179,067</text:p>
          </table:table-cell>
          <table:table-cell office:value-type="float" office:value="77.300837072047742" table:style-name="ce26">
            <text:p>77.30</text:p>
          </table:table-cell>
          <table:table-cell office:value-type="float" office:value="57752" table:style-name="ce25">
            <text:p>57,752</text:p>
          </table:table-cell>
          <table:table-cell office:value-type="float" office:value="25651" table:style-name="ce25">
            <text:p>25,651</text:p>
          </table:table-cell>
          <table:table-cell office:value-type="float" office:value="32101" table:style-name="ce25">
            <text:p>32,101</text:p>
          </table:table-cell>
          <table:table-cell office:value-type="float" office:value="12.833178896095959" table:style-name="ce26">
            <text:p>12.83</text:p>
          </table:table-cell>
          <table:table-cell table:number-columns-repeated="16352"/>
        </table:table-row>
        <table:table-row table:style-name="ro2">
          <table:table-cell office:value-type="string" table:style-name="ce24">
            <text:p>嘉義市</text:p>
          </table:table-cell>
          <table:table-cell office:value-type="float" office:value="267034" table:style-name="ce25">
            <text:p>267,034</text:p>
          </table:table-cell>
          <table:table-cell office:value-type="float" office:value="129359" table:style-name="ce25">
            <text:p>129,359</text:p>
          </table:table-cell>
          <table:table-cell office:value-type="float" office:value="137675" table:style-name="ce25">
            <text:p>137,675</text:p>
          </table:table-cell>
          <table:table-cell office:value-type="float" office:value="10037" table:style-name="ce25">
            <text:p>10,037</text:p>
          </table:table-cell>
          <table:table-cell office:value-type="float" office:value="5204" table:style-name="ce25">
            <text:p>5,204</text:p>
          </table:table-cell>
          <table:table-cell office:value-type="float" office:value="4833" table:style-name="ce25">
            <text:p>4,833</text:p>
          </table:table-cell>
          <table:table-cell office:value-type="float" office:value="3.7586973943392978" table:style-name="ce26">
            <text:p>3.76</text:p>
          </table:table-cell>
          <table:table-cell office:value-type="float" office:value="14909" table:style-name="ce25">
            <text:p>14,909</text:p>
          </table:table-cell>
          <table:table-cell office:value-type="float" office:value="7754" table:style-name="ce25">
            <text:p>7,754</text:p>
          </table:table-cell>
          <table:table-cell office:value-type="float" office:value="7155" table:style-name="ce25">
            <text:p>7,155</text:p>
          </table:table-cell>
          <table:table-cell office:value-type="float" office:value="5.5831841638143453" table:style-name="ce27">
            <text:p>5.58</text:p>
          </table:table-cell>
          <table:table-cell office:value-type="float" office:value="27546" table:style-name="ce25">
            <text:p>27,546</text:p>
          </table:table-cell>
          <table:table-cell office:value-type="float" office:value="14423" table:style-name="ce25">
            <text:p>14,423</text:p>
          </table:table-cell>
          <table:table-cell office:value-type="float" office:value="13123" table:style-name="ce25">
            <text:p>13,123</text:p>
          </table:table-cell>
          <table:table-cell office:value-type="float" office:value="10.315540343177274" table:style-name="ce26">
            <text:p>10.32</text:p>
          </table:table-cell>
          <table:table-cell office:value-type="float" office:value="30340" table:style-name="ce25">
            <text:p>30,340</text:p>
          </table:table-cell>
          <table:table-cell office:value-type="float" office:value="15903" table:style-name="ce25">
            <text:p>15,903</text:p>
          </table:table-cell>
          <table:table-cell office:value-type="float" office:value="14437" table:style-name="ce25">
            <text:p>14,437</text:p>
          </table:table-cell>
          <table:table-cell office:value-type="float" office:value="11.361849052929591" table:style-name="ce26">
            <text:p>11.36</text:p>
          </table:table-cell>
          <table:table-cell office:value-type="float" office:value="16797" table:style-name="ce25">
            <text:p>16,797</text:p>
          </table:table-cell>
          <table:table-cell office:value-type="float" office:value="8750" table:style-name="ce25">
            <text:p>8,750</text:p>
          </table:table-cell>
          <table:table-cell office:value-type="float" office:value="8047" table:style-name="ce25">
            <text:p>8,047</text:p>
          </table:table-cell>
          <table:table-cell office:value-type="float" office:value="6.2902102354007354" table:style-name="ce26">
            <text:p>6.29</text:p>
          </table:table-cell>
          <table:table-cell office:value-type="float" office:value="215816" table:style-name="ce25">
            <text:p>215,816</text:p>
          </table:table-cell>
          <table:table-cell office:value-type="float" office:value="102596" table:style-name="ce25">
            <text:p>102,596</text:p>
          </table:table-cell>
          <table:table-cell office:value-type="float" office:value="113220" table:style-name="ce25">
            <text:p>113,220</text:p>
          </table:table-cell>
          <table:table-cell office:value-type="float" office:value="80.81967090333066" table:style-name="ce26">
            <text:p>80.82</text:p>
          </table:table-cell>
          <table:table-cell office:value-type="float" office:value="42363" table:style-name="ce25">
            <text:p>42,363</text:p>
          </table:table-cell>
          <table:table-cell office:value-type="float" office:value="18660" table:style-name="ce25">
            <text:p>18,660</text:p>
          </table:table-cell>
          <table:table-cell office:value-type="float" office:value="23703" table:style-name="ce25">
            <text:p>23,703</text:p>
          </table:table-cell>
          <table:table-cell office:value-type="float" office:value="15.864271965367708" table:style-name="ce26">
            <text:p>15.86</text:p>
          </table:table-cell>
          <table:table-cell table:number-columns-repeated="16352"/>
        </table:table-row>
        <table:table-row table:style-name="ro9">
          <table:table-cell office:value-type="string" table:style-name="ce20">
            <text:p>福建省</text:p>
          </table:table-cell>
          <table:table-cell office:value-type="float" office:value="152637" table:style-name="ce21">
            <text:p>152,637</text:p>
          </table:table-cell>
          <table:table-cell office:value-type="float" office:value="77131" table:style-name="ce21">
            <text:p>77,131</text:p>
          </table:table-cell>
          <table:table-cell office:value-type="float" office:value="75506" table:style-name="ce21">
            <text:p>75,506</text:p>
          </table:table-cell>
          <table:table-cell office:value-type="float" office:value="5552" table:style-name="ce21">
            <text:p>5,552</text:p>
          </table:table-cell>
          <table:table-cell office:value-type="float" office:value="2880" table:style-name="ce21">
            <text:p>2,880</text:p>
          </table:table-cell>
          <table:table-cell office:value-type="float" office:value="2672" table:style-name="ce21">
            <text:p>2,672</text:p>
          </table:table-cell>
          <table:table-cell office:value-type="float" office:value="3.6373880513898991" table:style-name="ce22">
            <text:p>3.64</text:p>
          </table:table-cell>
          <table:table-cell office:value-type="float" office:value="7327" table:style-name="ce21">
            <text:p>7,327</text:p>
          </table:table-cell>
          <table:table-cell office:value-type="float" office:value="3773" table:style-name="ce21">
            <text:p>3,773</text:p>
          </table:table-cell>
          <table:table-cell office:value-type="float" office:value="3554" table:style-name="ce21">
            <text:p>3,554</text:p>
          </table:table-cell>
          <table:table-cell office:value-type="float" office:value="4.8002777832373544" table:style-name="ce23">
            <text:p>4.80</text:p>
          </table:table-cell>
          <table:table-cell office:value-type="float" office:value="11609" table:style-name="ce21">
            <text:p>11,609</text:p>
          </table:table-cell>
          <table:table-cell office:value-type="float" office:value="6015" table:style-name="ce21">
            <text:p>6,015</text:p>
          </table:table-cell>
          <table:table-cell office:value-type="float" office:value="5594" table:style-name="ce21">
            <text:p>5,594</text:p>
          </table:table-cell>
          <table:table-cell office:value-type="float" office:value="7.6056264208547084" table:style-name="ce22">
            <text:p>7.61</text:p>
          </table:table-cell>
          <table:table-cell office:value-type="float" office:value="12402" table:style-name="ce21">
            <text:p>12,402</text:p>
          </table:table-cell>
          <table:table-cell office:value-type="float" office:value="6438" table:style-name="ce21">
            <text:p>6,438</text:p>
          </table:table-cell>
          <table:table-cell office:value-type="float" office:value="5964" table:style-name="ce21">
            <text:p>5,964</text:p>
          </table:table-cell>
          <table:table-cell office:value-type="float" office:value="8.1251596926040204" table:style-name="ce22">
            <text:p>8.13</text:p>
          </table:table-cell>
          <table:table-cell office:value-type="float" office:value="5587" table:style-name="ce21">
            <text:p>5,587</text:p>
          </table:table-cell>
          <table:table-cell office:value-type="float" office:value="2952" table:style-name="ce21">
            <text:p>2,952</text:p>
          </table:table-cell>
          <table:table-cell office:value-type="float" office:value="2635" table:style-name="ce21">
            <text:p>2,635</text:p>
          </table:table-cell>
          <table:table-cell office:value-type="float" office:value="3.6603182714544964" table:style-name="ce22">
            <text:p>3.66</text:p>
          </table:table-cell>
          <table:table-cell office:value-type="float" office:value="131897" table:style-name="ce21">
            <text:p>131,897</text:p>
          </table:table-cell>
          <table:table-cell office:value-type="float" office:value="66319" table:style-name="ce21">
            <text:p>66,319</text:p>
          </table:table-cell>
          <table:table-cell office:value-type="float" office:value="65578" table:style-name="ce21">
            <text:p>65,578</text:p>
          </table:table-cell>
          <table:table-cell office:value-type="float" office:value="86.4122067388641" table:style-name="ce22">
            <text:p>86.41</text:p>
          </table:table-cell>
          <table:table-cell office:value-type="float" office:value="21225" table:style-name="ce21">
            <text:p>21,225</text:p>
          </table:table-cell>
          <table:table-cell office:value-type="float" office:value="10293" table:style-name="ce21">
            <text:p>10,293</text:p>
          </table:table-cell>
          <table:table-cell office:value-type="float" office:value="10932" table:style-name="ce21">
            <text:p>10,932</text:p>
          </table:table-cell>
          <table:table-cell office:value-type="float" office:value="13.905540596316751" table:style-name="ce22">
            <text:p>13.91</text:p>
          </table:table-cell>
          <table:table-cell table:number-columns-repeated="16352"/>
        </table:table-row>
        <table:table-row table:style-name="ro10">
          <table:table-cell office:value-type="string" table:style-name="ce24">
            <text:p>金門縣</text:p>
          </table:table-cell>
          <table:table-cell office:value-type="float" office:value="139588" table:style-name="ce25">
            <text:p>139,588</text:p>
          </table:table-cell>
          <table:table-cell office:value-type="float" office:value="69651" table:style-name="ce25">
            <text:p>69,651</text:p>
          </table:table-cell>
          <table:table-cell office:value-type="float" office:value="69937" table:style-name="ce25">
            <text:p>69,937</text:p>
          </table:table-cell>
          <table:table-cell office:value-type="float" office:value="4950" table:style-name="ce25">
            <text:p>4,950</text:p>
          </table:table-cell>
          <table:table-cell office:value-type="float" office:value="2547" table:style-name="ce25">
            <text:p>2,547</text:p>
          </table:table-cell>
          <table:table-cell office:value-type="float" office:value="2403" table:style-name="ce25">
            <text:p>2,403</text:p>
          </table:table-cell>
          <table:table-cell office:value-type="float" office:value="3.5461500988623662" table:style-name="ce26">
            <text:p>3.55</text:p>
          </table:table-cell>
          <table:table-cell office:value-type="float" office:value="6532" table:style-name="ce25">
            <text:p>6,532</text:p>
          </table:table-cell>
          <table:table-cell office:value-type="float" office:value="3350" table:style-name="ce25">
            <text:p>3,350</text:p>
          </table:table-cell>
          <table:table-cell office:value-type="float" office:value="3182" table:style-name="ce25">
            <text:p>3,182</text:p>
          </table:table-cell>
          <table:table-cell office:value-type="float" office:value="4.6794853425795919" table:style-name="ce27">
            <text:p>4.68</text:p>
          </table:table-cell>
          <table:table-cell office:value-type="float" office:value="10359" table:style-name="ce25">
            <text:p>10,359</text:p>
          </table:table-cell>
          <table:table-cell office:value-type="float" office:value="5348" table:style-name="ce25">
            <text:p>5,348</text:p>
          </table:table-cell>
          <table:table-cell office:value-type="float" office:value="5011" table:style-name="ce25">
            <text:p>5,011</text:p>
          </table:table-cell>
          <table:table-cell office:value-type="float" office:value="7.4211250250737884" table:style-name="ce26">
            <text:p>7.42</text:p>
          </table:table-cell>
          <table:table-cell office:value-type="float" office:value="11063" table:style-name="ce25">
            <text:p>11,063</text:p>
          </table:table-cell>
          <table:table-cell office:value-type="float" office:value="5724" table:style-name="ce25">
            <text:p>5,724</text:p>
          </table:table-cell>
          <table:table-cell office:value-type="float" office:value="5339" table:style-name="ce25">
            <text:p>5,339</text:p>
          </table:table-cell>
          <table:table-cell office:value-type="float" office:value="7.9254663724675476" table:style-name="ce26">
            <text:p>7.93</text:p>
          </table:table-cell>
          <table:table-cell office:value-type="float" office:value="5024" table:style-name="ce25">
            <text:p>5,024</text:p>
          </table:table-cell>
          <table:table-cell office:value-type="float" office:value="2645" table:style-name="ce25">
            <text:p>2,645</text:p>
          </table:table-cell>
          <table:table-cell office:value-type="float" office:value="2379" table:style-name="ce25">
            <text:p>2,379</text:p>
          </table:table-cell>
          <table:table-cell office:value-type="float" office:value="3.5991632518554604" table:style-name="ce26">
            <text:p>3.60</text:p>
          </table:table-cell>
          <table:table-cell office:value-type="float" office:value="120919" table:style-name="ce25">
            <text:p>120,919</text:p>
          </table:table-cell>
          <table:table-cell office:value-type="float" office:value="59961" table:style-name="ce25">
            <text:p>59,961</text:p>
          </table:table-cell>
          <table:table-cell office:value-type="float" office:value="60958" table:style-name="ce25">
            <text:p>60,958</text:p>
          </table:table-cell>
          <table:table-cell office:value-type="float" office:value="86.625641172593632" table:style-name="ce26">
            <text:p>86.63</text:p>
          </table:table-cell>
          <table:table-cell office:value-type="float" office:value="19608" table:style-name="ce25">
            <text:p>19,608</text:p>
          </table:table-cell>
          <table:table-cell office:value-type="float" office:value="9417" table:style-name="ce25">
            <text:p>9,417</text:p>
          </table:table-cell>
          <table:table-cell office:value-type="float" office:value="10191" table:style-name="ce25">
            <text:p>10,191</text:p>
          </table:table-cell>
          <table:table-cell office:value-type="float" office:value="14.047052755251169" table:style-name="ce26">
            <text:p>14.05</text:p>
          </table:table-cell>
          <table:table-cell table:number-columns-repeated="16352"/>
        </table:table-row>
        <table:table-row table:style-name="ro11">
          <table:table-cell office:value-type="string" table:style-name="ce28">
            <text:p>連江縣</text:p>
          </table:table-cell>
          <table:table-cell office:value-type="float" office:value="13049" table:style-name="ce29">
            <text:p>13,049</text:p>
          </table:table-cell>
          <table:table-cell office:value-type="float" office:value="7480" table:style-name="ce30">
            <text:p>7,480</text:p>
          </table:table-cell>
          <table:table-cell office:value-type="float" office:value="5569" table:style-name="ce30">
            <text:p>5,569</text:p>
          </table:table-cell>
          <table:table-cell office:value-type="float" office:value="602" table:style-name="ce29">
            <text:p>602</text:p>
          </table:table-cell>
          <table:table-cell office:value-type="float" office:value="333" table:style-name="ce30">
            <text:p>333</text:p>
          </table:table-cell>
          <table:table-cell office:value-type="float" office:value="269" table:style-name="ce30">
            <text:p>269</text:p>
          </table:table-cell>
          <table:table-cell office:value-type="float" office:value="4.6133803356579044" table:style-name="ce31">
            <text:p>4.61</text:p>
          </table:table-cell>
          <table:table-cell office:value-type="float" office:value="795" table:style-name="ce29">
            <text:p>795</text:p>
          </table:table-cell>
          <table:table-cell office:value-type="float" office:value="423" table:style-name="ce30">
            <text:p>423</text:p>
          </table:table-cell>
          <table:table-cell office:value-type="float" office:value="372" table:style-name="ce30">
            <text:p>372</text:p>
          </table:table-cell>
          <table:table-cell office:value-type="float" office:value="6.0924208751628477" table:style-name="ce32">
            <text:p>6.09</text:p>
          </table:table-cell>
          <table:table-cell office:value-type="float" office:value="1250" table:style-name="ce29">
            <text:p>1,250</text:p>
          </table:table-cell>
          <table:table-cell office:value-type="float" office:value="667" table:style-name="ce30">
            <text:p>667</text:p>
          </table:table-cell>
          <table:table-cell office:value-type="float" office:value="583" table:style-name="ce30">
            <text:p>583</text:p>
          </table:table-cell>
          <table:table-cell office:value-type="float" office:value="9.5792781056019614" table:style-name="ce31">
            <text:p>9.58</text:p>
          </table:table-cell>
          <table:table-cell office:value-type="float" office:value="1339" table:style-name="ce29">
            <text:p>1,339</text:p>
          </table:table-cell>
          <table:table-cell office:value-type="float" office:value="714" table:style-name="ce30">
            <text:p>714</text:p>
          </table:table-cell>
          <table:table-cell office:value-type="float" office:value="625" table:style-name="ce30">
            <text:p>625</text:p>
          </table:table-cell>
          <table:table-cell office:value-type="float" office:value="10.261322706720822" table:style-name="ce31">
            <text:p>10.26</text:p>
          </table:table-cell>
          <table:table-cell office:value-type="float" office:value="563" table:style-name="ce29">
            <text:p>563</text:p>
          </table:table-cell>
          <table:table-cell office:value-type="float" office:value="307" table:style-name="ce30">
            <text:p>307</text:p>
          </table:table-cell>
          <table:table-cell office:value-type="float" office:value="256" table:style-name="ce30">
            <text:p>256</text:p>
          </table:table-cell>
          <table:table-cell office:value-type="float" office:value="4.3145068587631235" table:style-name="ce31">
            <text:p>4.31</text:p>
          </table:table-cell>
          <table:table-cell office:value-type="float" office:value="10978" table:style-name="ce29">
            <text:p>10,978</text:p>
          </table:table-cell>
          <table:table-cell office:value-type="float" office:value="6358" table:style-name="ce30">
            <text:p>6,358</text:p>
          </table:table-cell>
          <table:table-cell office:value-type="float" office:value="4620" table:style-name="ce30">
            <text:p>4,620</text:p>
          </table:table-cell>
          <table:table-cell office:value-type="float" office:value="84.129052034638676" table:style-name="ce31">
            <text:p>84.13</text:p>
          </table:table-cell>
          <table:table-cell office:value-type="float" office:value="1617" table:style-name="ce29">
            <text:p>1,617</text:p>
          </table:table-cell>
          <table:table-cell office:value-type="float" office:value="876" table:style-name="ce30">
            <text:p>876</text:p>
          </table:table-cell>
          <table:table-cell office:value-type="float" office:value="741" table:style-name="ce30">
            <text:p>741</text:p>
          </table:table-cell>
          <table:table-cell office:value-type="float" office:value="12.391754157406698" table:style-name="ce31">
            <text:p>12.39</text:p>
          </table:table-cell>
          <table:table-cell table:number-columns-repeated="16352" table:style-name="ce33"/>
        </table:table-row>
        <table:table-row table:style-name="ro12">
          <table:table-cell office:value-type="string" table:style-name="ce34">
            <text:p>說明：本表各年齡結構指標項目係屬部分統計，各年齡指標欄位合計數不等於總人口數。</text:p>
          </table:table-cell>
          <table:table-cell table:number-columns-repeated="3" table:style-name="ce35"/>
          <table:table-cell table:number-columns-repeated="3" table:style-name="ce36"/>
          <table:table-cell table:style-name="ce37"/>
          <table:table-cell table:number-columns-repeated="16" table:style-name="ce38"/>
          <table:table-cell table:number-columns-repeated="3" table:style-name="ce39"/>
          <table:table-cell table:number-columns-repeated="4" table:style-name="ce40"/>
          <table:table-cell office:value-type="string" table:style-name="ce41">
            <text:p>內政部戶政司 民國109年7月8日編製</text:p>
          </table:table-cell>
          <table:table-cell table:number-columns-repeated="16352"/>
        </table:table-row>
        <table:table-row table:number-rows-repeated="1048546" table:style-name="ro13">
          <table:table-cell table:number-columns-repeated="16384"/>
        </table:table-row>
        <table:named-expressions>
          <table:named-expression table:name="\a" table:expression="of:=[.#REF!]" table:base-cell-address="05-年齡結構.$A$1"/>
          <table:named-expression table:name="\b" table:expression="of:=[.#REF!]" table:base-cell-address="05-年齡結構.$A$1"/>
          <table:named-expression table:name="NAME" table:expression="of:=[.#REF!]" table:base-cell-address="05-年齡結構.$A$1"/>
          <table:named-expression table:name="P_1" table:expression="of:=[.#REF!]" table:base-cell-address="05-年齡結構.$A$1"/>
          <table:named-expression table:name="P_11" table:expression="of:=[.#REF!]" table:base-cell-address="05-年齡結構.$A$1"/>
          <table:named-expression table:name="P_2" table:expression="of:=[.#REF!]" table:base-cell-address="05-年齡結構.$A$1"/>
          <table:named-range table:name="Print_Area" table:cell-range-address="05-年齡結構.$A$1:05-年齡結構.$AF$30" table:base-cell-address="05-年齡結構.$A$1"/>
          <table:named-expression table:name="PRINT_AREA_MI" table:expression="of:=[.#REF!]" table:base-cell-address="05-年齡結構.$A$1"/>
          <table:named-expression table:name="rd_rf_f_97y_9802_data" table:expression="of:=[.#REF!]" table:base-cell-address="05-年齡結構.$A$1"/>
          <table:named-expression table:name="rd_rg_f_84y_97y_data" table:expression="of:=[.#REF!]" table:base-cell-address="05-年齡結構.$A$1"/>
          <table:named-expression table:name="rd_rg_f_9805_data" table:expression="of:=[.#REF!]" table:base-cell-address="05-年齡結構.$A$1"/>
          <table:named-expression table:name="rd_rg_f_9806_data" table:expression="of:=[.#REF!]" table:base-cell-address="05-年齡結構.$A$1"/>
          <table:named-expression table:name="rd_rg_f_9807_data" table:expression="of:=[.#REF!]" table:base-cell-address="05-年齡結構.$A$1"/>
          <table:named-expression table:name="rd_rg_f_9808_data" table:expression="of:=[.#REF!]" table:base-cell-address="05-年齡結構.$A$1"/>
          <table:named-expression table:name="rd_rg_f_98y_9803_data" table:expression="of:=[.#REF!]" table:base-cell-address="05-年齡結構.$A$1"/>
          <table:named-expression table:name="rd_rg_f_98y_9804_data" table:expression="of:=[.#REF!]" table:base-cell-address="05-年齡結構.$A$1"/>
          <table:named-expression table:name="rd_rg_q_84y_97y_data" table:expression="of:=[.#REF!]" table:base-cell-address="05-年齡結構.$A$1"/>
          <table:named-expression table:name="rd_rg_q_97y_9802_data" table:expression="of:=[.#REF!]" table:base-cell-address="05-年齡結構.$A$1"/>
          <table:named-expression table:name="rd_rg_q_9805_data" table:expression="of:=[.#REF!]" table:base-cell-address="05-年齡結構.$A$1"/>
          <table:named-expression table:name="rd_rg_q_9806_data" table:expression="of:=[.#REF!]" table:base-cell-address="05-年齡結構.$A$1"/>
          <table:named-expression table:name="rd_rg_q_9807_data" table:expression="of:=[.#REF!]" table:base-cell-address="05-年齡結構.$A$1"/>
          <table:named-expression table:name="rd_rg_q_9808_data" table:expression="of:=[.#REF!]" table:base-cell-address="05-年齡結構.$A$1"/>
          <table:named-expression table:name="rd_rg_q_98y_9803_data" table:expression="of:=[.#REF!]" table:base-cell-address="05-年齡結構.$A$1"/>
          <table:named-expression table:name="rd_rg_q_98y_9804_data" table:expression="of:=[.#REF!]" table:base-cell-address="05-年齡結構.$A$1"/>
          <table:named-expression table:name="rd_rg_q9607" table:expression="of:=[.#REF!]" table:base-cell-address="05-年齡結構.$A$1"/>
          <table:named-expression table:name="rd_t_84y_97y_data" table:expression="of:=[.#REF!]" table:base-cell-address="05-年齡結構.$A$1"/>
          <table:named-expression table:name="rd_t_97y_9802_data" table:expression="of:=[.#REF!]" table:base-cell-address="05-年齡結構.$A$1"/>
          <table:named-expression table:name="rd_t_9805_data" table:expression="of:=[.#REF!]" table:base-cell-address="05-年齡結構.$A$1"/>
          <table:named-expression table:name="rd_t_9806_data" table:expression="of:=[.#REF!]" table:base-cell-address="05-年齡結構.$A$1"/>
          <table:named-expression table:name="rd_t_9807_data" table:expression="of:=[.#REF!]" table:base-cell-address="05-年齡結構.$A$1"/>
          <table:named-expression table:name="rd_t_9808_data" table:expression="of:=[.#REF!]" table:base-cell-address="05-年齡結構.$A$1"/>
          <table:named-expression table:name="rd_t_98y_9803_data" table:expression="of:=[.#REF!]" table:base-cell-address="05-年齡結構.$A$1"/>
          <table:named-expression table:name="rd_t_98y_9804_data" table:expression="of:=[.#REF!]" table:base-cell-address="05-年齡結構.$A$1"/>
          <table:named-expression table:name="rd_t9607" table:expression="of:=[.#REF!]" table:base-cell-address="05-年齡結構.$A$1"/>
          <table:named-expression table:name="月底人口數" table:expression="of:=[.#REF!]" table:base-cell-address="05-年齡結構.$A$1"/>
          <table:named-expression table:name="出生" table:expression="of:=[.#REF!]" table:base-cell-address="05-年齡結構.$A$1"/>
          <table:named-expression table:name="死亡" table:expression="of:=[.#REF!]" table:base-cell-address="05-年齡結構.$A$1"/>
          <table:named-expression table:name="結婚" table:expression="of:=[.#REF!]" table:base-cell-address="05-年齡結構.$A$1"/>
          <table:named-expression table:name="鄰數戶數" table:expression="of:=[.#REF!]" table:base-cell-address="05-年齡結構.$A$1"/>
          <table:named-expression table:name="離婚" table:expression="of:=[.#REF!]" table:base-cell-address="05-年齡結構.$A$1"/>
        </table:named-expressions>
      </table:table>
      <table:table table:name="'file:///D:/outlook%20moi2002/月報速報/06速(月)報套印/10906/【套印】各月(03以外)-10906.xlsx'#新02性比例等-年月別" table:style-name="ta2">
        <table:table-source xlink:href="file:///D:/outlook%20moi2002/月報速報/06速(月)報套印/10906/【套印】各月(03以外)-10906.xlsx" table:table-name="新02性比例等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6/【套印】各月(03以外)-10906.xlsx'#02-縣市別" table:style-name="ta2">
        <table:table-source xlink:href="file:///D:/outlook%20moi2002/月報速報/06速(月)報套印/10906/【套印】各月(03以外)-10906.xlsx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6/【套印】各月(03以外)-10906.xlsx'#04-單一年齡" table:style-name="ta2">
        <table:table-source xlink:href="file:///D:/outlook%20moi2002/月報速報/06速(月)報套印/10906/【套印】各月(03以外)-10906.xlsx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6/【套印】各月(03以外)-10906.xlsx'#05-年齡結構" table:style-name="ta2">
        <table:table-source xlink:href="file:///D:/outlook%20moi2002/月報速報/06速(月)報套印/10906/【套印】各月(03以外)-10906.xlsx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6/【套印】各月(03以外)-10906.xlsx'#06_人口增加&amp;生死結離" table:style-name="ta2">
        <table:table-source xlink:href="file:///D:/outlook%20moi2002/月報速報/06速(月)報套印/10906/【套印】各月(03以外)-10906.xlsx" table:table-name="06_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6/【套印】各月(03以外)-10906.xlsx'#07出生-年月別" table:style-name="ta2">
        <table:table-source xlink:href="file:///D:/outlook%20moi2002/月報速報/06速(月)報套印/10906/【套印】各月(03以外)-10906.xlsx" table:table-name="07出生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6/【套印】各月(03以外)-10906.xlsx'#07-縣市別" table:style-name="ta2">
        <table:table-source xlink:href="file:///D:/outlook%20moi2002/月報速報/06速(月)報套印/10906/【套印】各月(03以外)-10906.xlsx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6/【套印】各月(03以外)-10906.xlsx'#08_年月別" table:style-name="ta2">
        <table:table-source xlink:href="file:///D:/outlook%20moi2002/月報速報/06速(月)報套印/10906/【套印】各月(03以外)-10906.xlsx" table:table-name="08_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6/【套印】各月(03以外)-10906.xlsx'#08_縣市別" table:style-name="ta2">
        <table:table-source xlink:href="file:///D:/outlook%20moi2002/月報速報/06速(月)報套印/10906/【套印】各月(03以外)-10906.xlsx" table:table-name="08_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6/【套印】各月(03以外)-10906.xlsx'#08_設籍情形" table:style-name="ta2">
        <table:table-source xlink:href="file:///D:/outlook%20moi2002/月報速報/06速(月)報套印/10906/【套印】各月(03以外)-10906.xlsx" table:table-name="08_設籍情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6/【套印】各月(03以外)-10906.xlsx'#09_年月別_" table:style-name="ta2">
        <table:table-source xlink:href="file:///D:/outlook%20moi2002/月報速報/06速(月)報套印/10906/【套印】各月(03以外)-10906.xlsx" table:table-name="09_年月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6/【套印】各月(03以外)-10906.xlsx'#09_縣市別_" table:style-name="ta2">
        <table:table-source xlink:href="file:///D:/outlook%20moi2002/月報速報/06速(月)報套印/10906/【套印】各月(03以外)-10906.xlsx" table:table-name="09_縣市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6/【套印】各月(03以外)-10906.xlsx'#09_設籍情形_" table:style-name="ta2">
        <table:table-source xlink:href="file:///D:/outlook%20moi2002/月報速報/06速(月)報套印/10906/【套印】各月(03以外)-10906.xlsx" table:table-name="09_設籍情形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6/【套印】各月(03以外)-10906.xlsx'#10_年月別-新" table:style-name="ta2">
        <table:table-source xlink:href="file:///D:/outlook%20moi2002/月報速報/06速(月)報套印/10906/【套印】各月(03以外)-10906.xlsx" table:table-name="10_年月別-新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6/【套印】各月(03以外)-10906.xlsx'#10_縣市別-新" table:style-name="ta2">
        <table:table-source xlink:href="file:///D:/outlook%20moi2002/月報速報/06速(月)報套印/10906/【套印】各月(03以外)-10906.xlsx" table:table-name="10_縣市別-新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6/【套印】各月(03以外)-10906.xlsx'#11-遷徙" table:style-name="ta2">
        <table:table-source xlink:href="file:///D:/outlook%20moi2002/月報速報/06速(月)報套印/10906/【套印】各月(03以外)-10906.xlsx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05-年齡結構.$A$1"/>
        <table:named-expression table:name="\b" table:expression="of:=[.#REF!]" table:base-cell-address="05-年齡結構.$A$1"/>
        <table:named-expression table:name="NAME" table:expression="of:=[.#REF!]" table:base-cell-address="05-年齡結構.$A$1"/>
        <table:named-expression table:name="P_1" table:expression="of:=[.#REF!]" table:base-cell-address="05-年齡結構.$A$1"/>
        <table:named-expression table:name="P_11" table:expression="of:=[.#REF!]" table:base-cell-address="05-年齡結構.$A$1"/>
        <table:named-expression table:name="P_2" table:expression="of:=[.#REF!]" table:base-cell-address="05-年齡結構.$A$1"/>
        <table:named-expression table:name="Print_Area" table:expression="of:=[.#REF!]" table:base-cell-address="05-年齡結構.$A$1"/>
        <table:named-expression table:name="PRINT_AREA_MI" table:expression="of:=[.#REF!]" table:base-cell-address="05-年齡結構.$A$1"/>
        <table:named-expression table:name="rd_rf_f_97y_9802_data" table:expression="of:=[.#REF!]" table:base-cell-address="05-年齡結構.$A$1"/>
        <table:named-expression table:name="rd_rg_f_84y_97y_data" table:expression="of:=[.#REF!]" table:base-cell-address="05-年齡結構.$A$1"/>
        <table:named-expression table:name="rd_rg_f_9805_data" table:expression="of:=[.#REF!]" table:base-cell-address="05-年齡結構.$A$1"/>
        <table:named-expression table:name="rd_rg_f_9806_data" table:expression="of:=[.#REF!]" table:base-cell-address="05-年齡結構.$A$1"/>
        <table:named-expression table:name="rd_rg_f_9807_data" table:expression="of:=[.#REF!]" table:base-cell-address="05-年齡結構.$A$1"/>
        <table:named-expression table:name="rd_rg_f_9808_data" table:expression="of:=[.#REF!]" table:base-cell-address="05-年齡結構.$A$1"/>
        <table:named-expression table:name="rd_rg_f_98y_9803_data" table:expression="of:=[.#REF!]" table:base-cell-address="05-年齡結構.$A$1"/>
        <table:named-expression table:name="rd_rg_f_98y_9804_data" table:expression="of:=[.#REF!]" table:base-cell-address="05-年齡結構.$A$1"/>
        <table:named-expression table:name="rd_rg_q_84y_97y_data" table:expression="of:=[.#REF!]" table:base-cell-address="05-年齡結構.$A$1"/>
        <table:named-expression table:name="rd_rg_q_97y_9802_data" table:expression="of:=[.#REF!]" table:base-cell-address="05-年齡結構.$A$1"/>
        <table:named-expression table:name="rd_rg_q_9805_data" table:expression="of:=[.#REF!]" table:base-cell-address="05-年齡結構.$A$1"/>
        <table:named-expression table:name="rd_rg_q_9806_data" table:expression="of:=[.#REF!]" table:base-cell-address="05-年齡結構.$A$1"/>
        <table:named-expression table:name="rd_rg_q_9807_data" table:expression="of:=[.#REF!]" table:base-cell-address="05-年齡結構.$A$1"/>
        <table:named-expression table:name="rd_rg_q_9808_data" table:expression="of:=[.#REF!]" table:base-cell-address="05-年齡結構.$A$1"/>
        <table:named-expression table:name="rd_rg_q_98y_9803_data" table:expression="of:=[.#REF!]" table:base-cell-address="05-年齡結構.$A$1"/>
        <table:named-expression table:name="rd_rg_q_98y_9804_data" table:expression="of:=[.#REF!]" table:base-cell-address="05-年齡結構.$A$1"/>
        <table:named-expression table:name="rd_rg_q9607" table:expression="of:=[.#REF!]" table:base-cell-address="05-年齡結構.$A$1"/>
        <table:named-expression table:name="rd_t_84y_97y_data" table:expression="of:=[.#REF!]" table:base-cell-address="05-年齡結構.$A$1"/>
        <table:named-expression table:name="rd_t_97y_9802_data" table:expression="of:=[.#REF!]" table:base-cell-address="05-年齡結構.$A$1"/>
        <table:named-expression table:name="rd_t_9805_data" table:expression="of:=[.#REF!]" table:base-cell-address="05-年齡結構.$A$1"/>
        <table:named-expression table:name="rd_t_9806_data" table:expression="of:=[.#REF!]" table:base-cell-address="05-年齡結構.$A$1"/>
        <table:named-expression table:name="rd_t_9807_data" table:expression="of:=[.#REF!]" table:base-cell-address="05-年齡結構.$A$1"/>
        <table:named-expression table:name="rd_t_9808_data" table:expression="of:=[.#REF!]" table:base-cell-address="05-年齡結構.$A$1"/>
        <table:named-expression table:name="rd_t_98y_9803_data" table:expression="of:=[.#REF!]" table:base-cell-address="05-年齡結構.$A$1"/>
        <table:named-expression table:name="rd_t_98y_9804_data" table:expression="of:=[.#REF!]" table:base-cell-address="05-年齡結構.$A$1"/>
        <table:named-expression table:name="rd_t9607" table:expression="of:=[.#REF!]" table:base-cell-address="05-年齡結構.$A$1"/>
        <table:named-expression table:name="月底人口數" table:expression="of:=[.#REF!]" table:base-cell-address="05-年齡結構.$A$1"/>
        <table:named-expression table:name="出生" table:expression="of:=[.#REF!]" table:base-cell-address="05-年齡結構.$A$1"/>
        <table:named-expression table:name="死亡" table:expression="of:=[.#REF!]" table:base-cell-address="05-年齡結構.$A$1"/>
        <table:named-expression table:name="結婚" table:expression="of:=[.#REF!]" table:base-cell-address="05-年齡結構.$A$1"/>
        <table:named-expression table:name="鄰數戶數" table:expression="of:=[.#REF!]" table:base-cell-address="05-年齡結構.$A$1"/>
        <table:named-expression table:name="離婚" table:expression="of:=[.#REF!]" table:base-cell-address="05-年齡結構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微軟正黑體" svg:font-family="微軟正黑體"/>
    <style:font-face style:name="標楷體" svg:font-family="標楷體"/>
    <style:font-face style:name="Times New Roman" svg:font-family="&quot;Times New Roman&quot;"/>
    <style:font-face style:name="細明體" svg:font-family="細明體"/>
  </office:font-face-decls>
  <office:styles>
    <number:number-style style:name="N0">
      <number:number number:min-integer-digits="1"/>
    </number:number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48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8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8P2">
      <number:text> - </number:text>
    </number:text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number number:decimal-places="0" number:min-integer-digits="1" number:grouping="true"/>
    </number:number-style>
    <number:number-style style:name="N49P1">
      <number:text>-</number:text>
      <number:number number:decimal-places="0" number:min-integer-digits="1" number:grouping="true"/>
    </number:number-style>
    <number:text-style style:name="N49">
      <number:text>－</number:text>
      <style:map style:condition="value()&gt;0" style:apply-style-name="N49P0"/>
      <style:map style:condition="value()&lt;0" style:apply-style-name="N49P1"/>
    </number:text-style>
    <number:number-style style:name="N50P0">
      <number:number number:decimal-places="2" number:min-integer-digits="1" number:grouping="true"/>
    </number:number-style>
    <number:number-style style:name="N50P1">
      <number:text>–</number:text>
      <number:number number:decimal-places="2" number:min-integer-digits="1" number:grouping="true"/>
    </number:number-style>
    <number:text-style style:name="N50">
      <number:text>—</number:text>
      <style:map style:condition="value()&gt;0" style:apply-style-name="N50P0"/>
      <style:map style:condition="value()&lt;0" style:apply-style-name="N50P1"/>
    </number:text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2_32_2" style:display-name="一般 2 2" style:family="table-cell" style:data-style-name="N0">
      <style:table-cell-properties style:vertical-align="automatic" fo:background-color="transparent"/>
      <style:text-properties fo:color="#000000" style:font-name="微軟正黑體" style:font-name-asian="微軟正黑體" style:font-name-complex="微軟正黑體"/>
    </style:style>
    <style:style style:name="_19968__33324__92.10_22806__31821__33287__22823__38520__37197__20598__35657__20214__21029__21450__22283__31821__21029_" style:display-name="一般_92.10外籍與大陸配偶證件別及國籍別" style:family="table-cell" style:data-style-name="N0">
      <style:table-cell-properties style:vertical-align="middle" fo:background-color="transparent"/>
      <style:text-properties fo:color="#000000" style:font-family-generic="roman"/>
    </style:style>
    <style:style style:name="_19968__33324__Book2" style:display-name="一般_Book2" style:family="table-cell" style:data-style-name="N0">
      <style:table-cell-properties style:vertical-align="automatic" fo:background-color="transparent"/>
      <style:text-properties fo:color="#000000" style:font-family-generic="roman"/>
    </style:style>
    <style:style style:name="_19968__33324__Book3" style:display-name="一般_Book3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_21315__20998__20301__91_0_93_" style:display-name="千分位[0]" style:family="table-cell" style:data-style-name="N33"/>
    <style:style style:name="_21315__20998__20301__91_0_93__32_3" style:display-name="千分位[0] 3" style:family="table-cell" style:data-style-name="N48">
      <style:text-properties fo:color="#000000" style:font-name="微軟正黑體" style:font-name-asian="微軟正黑體" style:font-name-complex="微軟正黑體"/>
    </style:style>
  </office:styles>
  <office:automatic-styles>
    <style:page-layout style:name="pm1">
      <style:page-layout-properties fo:margin-top="0.354330708661417in" fo:margin-bottom="0in" fo:margin-left="0.590551181102362in" fo:margin-right="0.590551181102362in" style:print-orientation="landscape" style:print-page-order="ttb" style:first-page-number="continue" style:scale-to="47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61</meta:generator>
    <meta:initial-creator>周柏妤</meta:initial-creator>
    <dc:creator>周柏妤</dc:creator>
    <meta:creation-date>2020-07-06T02:19:12Z</meta:creation-date>
    <dc:date>2020-07-06T02:19:47Z</dc:date>
  </office:meta>
</office:document-meta>
</file>